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Footnote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ce4" style:family="table-cell" style:parent-style-name="Bad" style:data-style-name="N0">
      <style:table-cell-properties style:vertical-align="automatic" fo:background-color="#FFCCCC"/>
      <style:text-properties fo:color="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0.37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8.175625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7.11729166666667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Bad" style:data-style-name="N0">
      <style:table-cell-properties style:vertical-align="automatic" fo:background-color="#FFCCCC"/>
      <style:text-properties fo:color="#000000"/>
      <style:map style:condition="of:cell-content()=&quot;.&quot;" style:apply-style-name="cf5"/>
      <style:map style:condition="of:cell-content()=0" style:apply-style-name="cf4"/>
      <style:map style:condition="of:cell-content()=0" style:apply-style-name="cf3"/>
      <style:map style:condition="of:cell-content()=1" style:apply-style-name="cf2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9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17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6" table:number-columns-repeated="20" table:default-cell-style-name="ce1"/>
        <table:table-column table:style-name="co8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6" table:number-columns-repeated="6" table:default-cell-style-name="ce1"/>
        <table:table-column table:style-name="co14" table:number-columns-repeated="16292" table:default-cell-style-name="ce1"/>
        <table:table-row table:style-name="ro1">
          <table:table-cell table:number-columns-repeated="92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A=</text:p>
          </table:table-cell>
          <table:table-cell office:value-type="float" office:value="3617" table:style-name="ce2">
            <text:p>3617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.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.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.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67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C=</text:p>
          </table:table-cell>
          <table:table-cell office:value-type="float" office:value="28062" table:style-name="ce2">
            <text:p>28062</text:p>
          </table:table-cell>
          <table:table-cell table:number-columns-repeated="88" table:style-name="ce2"/>
          <table:table-cell table:number-columns-repeated="16292"/>
        </table:table-row>
        <table:table-row table:style-name="ro1">
          <table:table-cell table:number-columns-repeated="31" table:style-name="ce2"/>
          <table:table-cell office:value-type="float" office:value="0" table:formula="of:=BITRSHIFT([.AG6]+[.AG5]+[.AG4];1)" table:style-name="ce3">
            <text:p>0</text:p>
          </table:table-cell>
          <table:table-cell office:value-type="float" office:value="0" table:formula="of:=BITRSHIFT([.AH6]+[.AH5]+[.AH4];1)" table:style-name="ce3">
            <text:p>0</text:p>
          </table:table-cell>
          <table:table-cell office:value-type="float" office:value="0" table:formula="of:=BITRSHIFT([.AI6]+[.AI5]+[.AI4];1)" table:style-name="ce3">
            <text:p>0</text:p>
          </table:table-cell>
          <table:table-cell office:value-type="float" office:value="0" table:formula="of:=BITRSHIFT([.AJ6]+[.AJ5]+[.AJ4];1)" table:style-name="ce3">
            <text:p>0</text:p>
          </table:table-cell>
          <table:table-cell office:value-type="float" office:value="1" table:formula="of:=BITRSHIFT([.AL6]+[.AL5]+[.AL4];1)" table:style-name="ce3">
            <text:p>1</text:p>
          </table:table-cell>
          <table:table-cell table:style-name="ce3"/>
          <table:table-cell office:value-type="float" office:value="1" table:formula="of:=BITRSHIFT([.AM6]+[.AM5]+[.AM4];1)" table:style-name="ce3">
            <text:p>1</text:p>
          </table:table-cell>
          <table:table-cell office:value-type="float" office:value="0" table:formula="of:=BITRSHIFT([.AN6]+[.AN5]+[.AN4];1)" table:style-name="ce3">
            <text:p>0</text:p>
          </table:table-cell>
          <table:table-cell office:value-type="float" office:value="0" table:formula="of:=BITRSHIFT([.AO6]+[.AO5]+[.AO4];1)" table:style-name="ce3">
            <text:p>0</text:p>
          </table:table-cell>
          <table:table-cell office:value-type="float" office:value="0" table:formula="of:=BITRSHIFT([.AQ6]+[.AQ5]+[.AQ4];1)" table:style-name="ce3">
            <text:p>0</text:p>
          </table:table-cell>
          <table:table-cell table:style-name="ce3"/>
          <table:table-cell office:value-type="float" office:value="0" table:formula="of:=BITRSHIFT([.AR6]+[.AR5]+[.AR4];1)" table:style-name="ce3">
            <text:p>0</text:p>
          </table:table-cell>
          <table:table-cell office:value-type="float" office:value="0" table:formula="of:=BITRSHIFT([.AS6]+[.AS5]+[.AS4];1)" table:style-name="ce3">
            <text:p>0</text:p>
          </table:table-cell>
          <table:table-cell office:value-type="float" office:value="0" table:formula="of:=BITRSHIFT([.AT6]+[.AT5]+[.AT4];1)" table:style-name="ce3">
            <text:p>0</text:p>
          </table:table-cell>
          <table:table-cell office:value-type="float" office:value="0" table:formula="of:=BITRSHIFT([.AV6]+[.AV5]+[.AV4];1)" table:style-name="ce3">
            <text:p>0</text:p>
          </table:table-cell>
          <table:table-cell table:style-name="ce3"/>
          <table:table-cell office:value-type="float" office:value="0" table:formula="of:=BITRSHIFT([.AW6]+[.AW5]+[.AW4];1)" table:style-name="ce3">
            <text:p>0</text:p>
          </table:table-cell>
          <table:table-cell office:value-type="float" office:value="0" table:formula="of:=BITRSHIFT([.AX6]+[.AX5]+[.AX4];1)" table:style-name="ce3">
            <text:p>0</text:p>
          </table:table-cell>
          <table:table-cell office:value-type="float" office:value="0" table:formula="of:=BITRSHIFT([.AY6]+[.AY5]+[.AY4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9" table:style-name="ce2"/>
          <table:table-cell office:value-type="float" office:value="1" table:formula="of:=BITRSHIFT([.BJ6]+[.BJ5]+[.BJ4];1)" table:style-name="ce3">
            <text:p>1</text:p>
          </table:table-cell>
          <table:table-cell office:value-type="float" office:value="0" table:formula="of:=BITRSHIFT([.BK6]+[.BK5]+[.BK4];1)" table:style-name="ce3">
            <text:p>0</text:p>
          </table:table-cell>
          <table:table-cell office:value-type="float" office:value="0" table:formula="of:=BITRSHIFT([.BL6]+[.BL5]+[.BL4];1)" table:style-name="ce3">
            <text:p>0</text:p>
          </table:table-cell>
          <table:table-cell office:value-type="float" office:value="0" table:formula="of:=BITRSHIFT([.BM6]+[.BM5]+[.BM4];1)" table:style-name="ce3">
            <text:p>0</text:p>
          </table:table-cell>
          <table:table-cell office:value-type="float" office:value="0" table:formula="of:=BITRSHIFT([.BO6]+[.BO5]+[.BO4];1)" table:style-name="ce3">
            <text:p>0</text:p>
          </table:table-cell>
          <table:table-cell table:style-name="ce3"/>
          <table:table-cell office:value-type="float" office:value="0" table:formula="of:=BITRSHIFT([.BP6]+[.BP5]+[.BP4];1)" table:style-name="ce3">
            <text:p>0</text:p>
          </table:table-cell>
          <table:table-cell office:value-type="float" office:value="0" table:formula="of:=BITRSHIFT([.BQ6]+[.BQ5]+[.BQ4];1)" table:style-name="ce3">
            <text:p>0</text:p>
          </table:table-cell>
          <table:table-cell office:value-type="float" office:value="0" table:formula="of:=BITRSHIFT([.BR6]+[.BR5]+[.BR4];1)" table:style-name="ce3">
            <text:p>0</text:p>
          </table:table-cell>
          <table:table-cell office:value-type="float" office:value="0" table:formula="of:=BITRSHIFT([.BT6]+[.BT5]+[.BT4];1)" table:style-name="ce3">
            <text:p>0</text:p>
          </table:table-cell>
          <table:table-cell table:style-name="ce3"/>
          <table:table-cell office:value-type="float" office:value="1" table:formula="of:=BITRSHIFT([.BU6]+[.BU5]+[.BU4];1)" table:style-name="ce3">
            <text:p>1</text:p>
          </table:table-cell>
          <table:table-cell office:value-type="float" office:value="0" table:formula="of:=BITRSHIFT([.BV6]+[.BV5]+[.BV4];1)" table:style-name="ce3">
            <text:p>0</text:p>
          </table:table-cell>
          <table:table-cell office:value-type="float" office:value="0" table:formula="of:=BITRSHIFT([.BW6]+[.BW5]+[.BW4];1)" table:style-name="ce3">
            <text:p>0</text:p>
          </table:table-cell>
          <table:table-cell office:value-type="float" office:value="0" table:formula="of:=BITRSHIFT([.BY6]+[.BY5]+[.BY4];1)" table:style-name="ce3">
            <text:p>0</text:p>
          </table:table-cell>
          <table:table-cell table:style-name="ce3"/>
          <table:table-cell office:value-type="float" office:value="0" table:formula="of:=BITRSHIFT([.BZ6]+[.BZ5]+[.BZ4];1)" table:style-name="ce3">
            <text:p>0</text:p>
          </table:table-cell>
          <table:table-cell office:value-type="float" office:value="0" table:formula="of:=BITRSHIFT([.CA6]+[.CA5]+[.CA4];1)" table:style-name="ce3">
            <text:p>0</text:p>
          </table:table-cell>
          <table:table-cell office:value-type="float" office:value="0" table:formula="of:=BITRSHIFT([.CB6]+[.CB5]+[.CB4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2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1=</text:p>
          </table:table-cell>
          <table:table-cell office:value-type="float" office:value="3617" table:formula="of:=[.D2]" table:style-name="ce2">
            <text:p>3617</text:p>
          </table:table-cell>
          <table:table-cell office:value-type="string" table:style-name="ce2">
            <text:p>B1=</text:p>
          </table:table-cell>
          <table:table-cell table:style-name="ce2"/>
          <table:table-cell office:value-type="float" office:value="0" table:formula="of:=BITAND(BITRSHIFT([.$D5];[.G$2]);1)" table:style-name="ce7">
            <text:p>0</text:p>
          </table:table-cell>
          <table:table-cell office:value-type="float" office:value="0" table:formula="of:=BITAND(BITRSHIFT([.$D5];[.H$2]);1)" table:style-name="ce7">
            <text:p>0</text:p>
          </table:table-cell>
          <table:table-cell office:value-type="float" office:value="0" table:formula="of:=BITAND(BITRSHIFT([.$D5];[.I$2]);1)" table:style-name="ce7">
            <text:p>0</text:p>
          </table:table-cell>
          <table:table-cell office:value-type="float" office:value="0" table:formula="of:=BITAND(BITRSHIFT([.$D5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5];[.L$2]);1)" table:style-name="ce7">
            <text:p>1</text:p>
          </table:table-cell>
          <table:table-cell office:value-type="float" office:value="1" table:formula="of:=BITAND(BITRSHIFT([.$D5];[.M$2]);1)" table:style-name="ce7">
            <text:p>1</text:p>
          </table:table-cell>
          <table:table-cell office:value-type="float" office:value="1" table:formula="of:=BITAND(BITRSHIFT([.$D5];[.N$2]);1)" table:style-name="ce7">
            <text:p>1</text:p>
          </table:table-cell>
          <table:table-cell office:value-type="float" office:value="0" table:formula="of:=BITAND(BITRSHIFT([.$D5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5];[.Q$2]);1)" table:style-name="ce7">
            <text:p>0</text:p>
          </table:table-cell>
          <table:table-cell office:value-type="float" office:value="0" table:formula="of:=BITAND(BITRSHIFT([.$D5];[.R$2]);1)" table:style-name="ce7">
            <text:p>0</text:p>
          </table:table-cell>
          <table:table-cell office:value-type="float" office:value="1" table:formula="of:=BITAND(BITRSHIFT([.$D5];[.S$2]);1)" table:style-name="ce7">
            <text:p>1</text:p>
          </table:table-cell>
          <table:table-cell office:value-type="float" office:value="0" table:formula="of:=BITAND(BITRSHIFT([.$D5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5];[.V$2]);1)" table:style-name="ce7">
            <text:p>0</text:p>
          </table:table-cell>
          <table:table-cell office:value-type="float" office:value="0" table:formula="of:=BITAND(BITRSHIFT([.$D5];[.W$2]);1)" table:style-name="ce7">
            <text:p>0</text:p>
          </table:table-cell>
          <table:table-cell office:value-type="float" office:value="0" table:formula="of:=BITAND(BITRSHIFT([.$D5];[.X$2]);1)" table:style-name="ce7">
            <text:p>0</text:p>
          </table:table-cell>
          <table:table-cell office:value-type="float" office:value="1" table:formula="of:=BITAND(BITRSHIFT([.$D5];[.Y$2]);1)" table:style-name="ce7">
            <text:p>1</text:p>
          </table:table-cell>
          <table:table-cell table:number-columns-repeated="6" table:style-name="ce2"/>
          <table:table-cell office:value-type="string" table:style-name="ce2">
            <text:p>B1</text:p>
          </table:table-cell>
          <table:table-cell office:value-type="float" office:value="0" table:formula="of:=[.G5]" table:style-name="ce2">
            <text:p>0</text:p>
          </table:table-cell>
          <table:table-cell office:value-type="float" office:value="0" table:formula="of:=[.H5]" table:style-name="ce2">
            <text:p>0</text:p>
          </table:table-cell>
          <table:table-cell office:value-type="float" office:value="0" table:formula="of:=[.I5]" table:style-name="ce2">
            <text:p>0</text:p>
          </table:table-cell>
          <table:table-cell office:value-type="float" office:value="0" table:formula="of:=[.J5]" table:style-name="ce2">
            <text:p>0</text:p>
          </table:table-cell>
          <table:table-cell office:value-type="string" office:string-value="." table:formula="of:=[.K5]" table:style-name="ce2">
            <text:p>.</text:p>
          </table:table-cell>
          <table:table-cell office:value-type="float" office:value="1" table:formula="of:=[.L5]" table:style-name="ce2">
            <text:p>1</text:p>
          </table:table-cell>
          <table:table-cell office:value-type="float" office:value="1" table:formula="of:=[.M5]" table:style-name="ce2">
            <text:p>1</text:p>
          </table:table-cell>
          <table:table-cell office:value-type="float" office:value="1" table:formula="of:=[.N5]" table:style-name="ce2">
            <text:p>1</text:p>
          </table:table-cell>
          <table:table-cell office:value-type="float" office:value="0" table:formula="of:=[.O5]" table:style-name="ce2">
            <text:p>0</text:p>
          </table:table-cell>
          <table:table-cell office:value-type="string" office:string-value="." table:formula="of:=[.P5]" table:style-name="ce2">
            <text:p>.</text:p>
          </table:table-cell>
          <table:table-cell office:value-type="float" office:value="0" table:formula="of:=[.Q5]" table:style-name="ce2">
            <text:p>0</text:p>
          </table:table-cell>
          <table:table-cell office:value-type="float" office:value="0" table:formula="of:=[.R5]" table:style-name="ce2">
            <text:p>0</text:p>
          </table:table-cell>
          <table:table-cell office:value-type="float" office:value="1" table:formula="of:=[.S5]" table:style-name="ce2">
            <text:p>1</text:p>
          </table:table-cell>
          <table:table-cell office:value-type="float" office:value="0" table:formula="of:=[.T5]" table:style-name="ce2">
            <text:p>0</text:p>
          </table:table-cell>
          <table:table-cell office:value-type="string" office:string-value="." table:formula="of:=[.U5]" table:style-name="ce2">
            <text:p>.</text:p>
          </table:table-cell>
          <table:table-cell office:value-type="float" office:value="0" table:formula="of:=[.V5]" table:style-name="ce2">
            <text:p>0</text:p>
          </table:table-cell>
          <table:table-cell office:value-type="float" office:value="0" table:formula="of:=[.W5]" table:style-name="ce2">
            <text:p>0</text:p>
          </table:table-cell>
          <table:table-cell office:value-type="float" office:value="0" table:formula="of:=[.X5]" table:style-name="ce2">
            <text:p>0</text:p>
          </table:table-cell>
          <table:table-cell office:value-type="float" office:value="1" table:formula="of:=[.Y5]" table:style-name="ce2">
            <text:p>1</text:p>
          </table:table-cell>
          <table:table-cell table:number-columns-repeated="3" table:style-name="ce2"/>
          <table:table-cell office:value-type="string" table:style-name="ce2">
            <text:p>X1</text:p>
          </table:table-cell>
          <table:table-cell table:style-name="ce2"/>
          <table:table-cell office:value-type="string" office:string-value="При сложении  положительных слагаемых полученоположительное число.Результат выполнения операции коректный и верный, совпадает со значением десятичных эквивалентов" table:formula="of:=COM.MICROSOFT.CONCAT([.$BE$44];IF([.AG5]+[.AG6]=0; [.$BE$46]; &quot;&quot;);IF([.AG5]+[.AG6]=2;[.$BE$45]; &quot;&quot;); IF([.AG5]+[.AG6]=1;[.$BE$47]; &quot;&quot;);IF([.AG8]=1;[.$BE$48]; &quot;&quot;); IF([.AG8]=0;[.$BE$49]; &quot;&quot;);IF([.BA8]=[.BC8];[.$BE$51];[.$BE$52]))" table:number-columns-spanned="1" table:number-rows-spanned="6" table:style-name="ce6">
            <text:p>При сложении <text:s/>положительных слагаемых полученоположительное число.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3" table:style-name="ce2"/>
          <table:table-cell office:value-type="string" table:style-name="ce2">
            <text:p>B8</text:p>
          </table:table-cell>
          <table:table-cell office:value-type="float" office:value="1" table:formula="of:=[.G12]" table:style-name="ce2">
            <text:p>1</text:p>
          </table:table-cell>
          <table:table-cell office:value-type="float" office:value="0" table:formula="of:=[.H12]" table:style-name="ce2">
            <text:p>0</text:p>
          </table:table-cell>
          <table:table-cell office:value-type="float" office:value="0" table:formula="of:=[.I12]" table:style-name="ce2">
            <text:p>0</text:p>
          </table:table-cell>
          <table:table-cell office:value-type="float" office:value="1" table:formula="of:=[.J12]" table:style-name="ce2">
            <text:p>1</text:p>
          </table:table-cell>
          <table:table-cell office:value-type="string" office:string-value="." table:formula="of:=[.K12]" table:style-name="ce2">
            <text:p>.</text:p>
          </table:table-cell>
          <table:table-cell office:value-type="float" office:value="0" table:formula="of:=[.L12]" table:style-name="ce2">
            <text:p>0</text:p>
          </table:table-cell>
          <table:table-cell office:value-type="float" office:value="0" table:formula="of:=[.M12]" table:style-name="ce2">
            <text:p>0</text:p>
          </table:table-cell>
          <table:table-cell office:value-type="float" office:value="1" table:formula="of:=[.N12]" table:style-name="ce2">
            <text:p>1</text:p>
          </table:table-cell>
          <table:table-cell office:value-type="float" office:value="0" table:formula="of:=[.O12]" table:style-name="ce2">
            <text:p>0</text:p>
          </table:table-cell>
          <table:table-cell office:value-type="string" office:string-value="." table:formula="of:=[.P12]" table:style-name="ce2">
            <text:p>.</text:p>
          </table:table-cell>
          <table:table-cell office:value-type="float" office:value="0" table:formula="of:=[.Q12]" table:style-name="ce2">
            <text:p>0</text:p>
          </table:table-cell>
          <table:table-cell office:value-type="float" office:value="1" table:formula="of:=[.R12]" table:style-name="ce2">
            <text:p>1</text:p>
          </table:table-cell>
          <table:table-cell office:value-type="float" office:value="1" table:formula="of:=[.S12]" table:style-name="ce2">
            <text:p>1</text:p>
          </table:table-cell>
          <table:table-cell office:value-type="float" office:value="0" table:formula="of:=[.T12]" table:style-name="ce2">
            <text:p>0</text:p>
          </table:table-cell>
          <table:table-cell office:value-type="string" office:string-value="." table:formula="of:=[.U12]" table:style-name="ce2">
            <text:p>.</text:p>
          </table:table-cell>
          <table:table-cell office:value-type="float" office:value="0" table:formula="of:=[.V12]" table:style-name="ce2">
            <text:p>0</text:p>
          </table:table-cell>
          <table:table-cell office:value-type="float" office:value="0" table:formula="of:=[.W12]" table:style-name="ce2">
            <text:p>0</text:p>
          </table:table-cell>
          <table:table-cell office:value-type="float" office:value="1" table:formula="of:=[.X12]" table:style-name="ce2">
            <text:p>1</text:p>
          </table:table-cell>
          <table:table-cell office:value-type="float" office:value="0" table:formula="of:=[.Y12]" table:style-name="ce2">
            <text:p>0</text:p>
          </table:table-cell>
          <table:table-cell table:number-columns-repeated="3" table:style-name="ce2"/>
          <table:table-cell office:value-type="string" table:style-name="ce2">
            <text:p>X8</text:p>
          </table:table-cell>
          <table:table-cell table:style-name="ce2"/>
          <table:table-cell office:value-type="string" office:string-value="При сложении  отрицательных слагаемых полученоположительное число.Результат выполнения операции некоректный и не совпадает со значением десятичных эквивалентов" table:formula="of:=COM.MICROSOFT.CONCAT([.$BE$44];IF([.BJ5]+[.BJ6]=0; [.$BE$46]; &quot;&quot;);IF([.BJ5]+[.BJ6]=2;[.$BE$45]; &quot;&quot;); IF([.BJ5]+[.BJ6]=1;[.$BE$47]; &quot;&quot;);IF([.BJ8]=1;[.$BE$48]; &quot;&quot;); IF([.BJ8]=0;[.$BE$49]; &quot;&quot;);IF([.CD8]=[.CF8];[.$BE$51];[.$BE$52]))" table:number-columns-spanned="1" table:number-rows-spanned="6" table:style-name="ce6">
            <text:p>При сложении <text:s/>отрицательных слагаемых полученоположительное число.Результат выполнения операции некоректный и не совпадает со значением десятичных эквивалентов</text:p>
          </table:table-cell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2=</text:p>
          </table:table-cell>
          <table:table-cell office:value-type="float" office:value="28062" table:formula="of:=[.D3]" table:style-name="ce2">
            <text:p>28062</text:p>
          </table:table-cell>
          <table:table-cell office:value-type="string" table:style-name="ce2">
            <text:p>B2=</text:p>
          </table:table-cell>
          <table:table-cell table:style-name="ce2"/>
          <table:table-cell office:value-type="float" office:value="0" table:formula="of:=BITAND(BITRSHIFT([.$D6];[.G$2]);1)" table:style-name="ce7">
            <text:p>0</text:p>
          </table:table-cell>
          <table:table-cell office:value-type="float" office:value="1" table:formula="of:=BITAND(BITRSHIFT([.$D6];[.H$2]);1)" table:style-name="ce7">
            <text:p>1</text:p>
          </table:table-cell>
          <table:table-cell office:value-type="float" office:value="1" table:formula="of:=BITAND(BITRSHIFT([.$D6];[.I$2]);1)" table:style-name="ce7">
            <text:p>1</text:p>
          </table:table-cell>
          <table:table-cell office:value-type="float" office:value="0" table:formula="of:=BITAND(BITRSHIFT([.$D6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6];[.L$2]);1)" table:style-name="ce7">
            <text:p>1</text:p>
          </table:table-cell>
          <table:table-cell office:value-type="float" office:value="1" table:formula="of:=BITAND(BITRSHIFT([.$D6];[.M$2]);1)" table:style-name="ce7">
            <text:p>1</text:p>
          </table:table-cell>
          <table:table-cell office:value-type="float" office:value="0" table:formula="of:=BITAND(BITRSHIFT([.$D6];[.N$2]);1)" table:style-name="ce7">
            <text:p>0</text:p>
          </table:table-cell>
          <table:table-cell office:value-type="float" office:value="1" table:formula="of:=BITAND(BITRSHIFT([.$D6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6];[.Q$2]);1)" table:style-name="ce7">
            <text:p>1</text:p>
          </table:table-cell>
          <table:table-cell office:value-type="float" office:value="0" table:formula="of:=BITAND(BITRSHIFT([.$D6];[.R$2]);1)" table:style-name="ce7">
            <text:p>0</text:p>
          </table:table-cell>
          <table:table-cell office:value-type="float" office:value="0" table:formula="of:=BITAND(BITRSHIFT([.$D6];[.S$2]);1)" table:style-name="ce7">
            <text:p>0</text:p>
          </table:table-cell>
          <table:table-cell office:value-type="float" office:value="1" table:formula="of:=BITAND(BITRSHIFT([.$D6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6];[.V$2]);1)" table:style-name="ce7">
            <text:p>1</text:p>
          </table:table-cell>
          <table:table-cell office:value-type="float" office:value="1" table:formula="of:=BITAND(BITRSHIFT([.$D6];[.W$2]);1)" table:style-name="ce7">
            <text:p>1</text:p>
          </table:table-cell>
          <table:table-cell office:value-type="float" office:value="1" table:formula="of:=BITAND(BITRSHIFT([.$D6];[.X$2]);1)" table:style-name="ce7">
            <text:p>1</text:p>
          </table:table-cell>
          <table:table-cell office:value-type="float" office:value="0" table:formula="of:=BITAND(BITRSHIFT([.$D6];[.Y$2]);1)" table:style-name="ce7">
            <text:p>0</text:p>
          </table:table-cell>
          <table:table-cell table:number-columns-repeated="5" table:style-name="ce2"/>
          <table:table-cell office:value-type="string" table:style-name="ce2">
            <text:p>+</text:p>
          </table:table-cell>
          <table:table-cell office:value-type="string" table:style-name="ce2">
            <text:p>B2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1" table:formula="of:=[.H6]" table:style-name="ce2">
            <text:p>1</text:p>
          </table:table-cell>
          <table:table-cell office:value-type="float" office:value="1" table:formula="of:=[.I6]" table:style-name="ce2">
            <text:p>1</text:p>
          </table:table-cell>
          <table:table-cell office:value-type="float" office:value="0" table:formula="of:=[.J6]" table:style-name="ce2">
            <text:p>0</text:p>
          </table:table-cell>
          <table:table-cell office:value-type="string" office:string-value="." table:formula="of:=[.K6]" table:style-name="ce2">
            <text:p>.</text:p>
          </table:table-cell>
          <table:table-cell office:value-type="float" office:value="1" table:formula="of:=[.L6]" table:style-name="ce2">
            <text:p>1</text:p>
          </table:table-cell>
          <table:table-cell office:value-type="float" office:value="1" table:formula="of:=[.M6]" table:style-name="ce2">
            <text:p>1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1" table:formula="of:=[.O6]" table:style-name="ce2">
            <text:p>1</text:p>
          </table:table-cell>
          <table:table-cell office:value-type="string" office:string-value="." table:formula="of:=[.P6]" table:style-name="ce2">
            <text:p>.</text:p>
          </table:table-cell>
          <table:table-cell office:value-type="float" office:value="1" table:formula="of:=[.Q6]" table:style-name="ce2">
            <text:p>1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1" table:formula="of:=[.T6]" table:style-name="ce2">
            <text:p>1</text:p>
          </table:table-cell>
          <table:table-cell office:value-type="string" office:string-value="." table:formula="of:=[.U6]" table:style-name="ce2">
            <text:p>.</text:p>
          </table:table-cell>
          <table:table-cell office:value-type="float" office:value="1" table:formula="of:=[.V6]" table:style-name="ce2">
            <text:p>1</text:p>
          </table:table-cell>
          <table:table-cell office:value-type="float" office:value="1" table:formula="of:=[.W6]" table:style-name="ce2">
            <text:p>1</text:p>
          </table:table-cell>
          <table:table-cell office:value-type="float" office:value="1" table:formula="of:=[.X6]" table:style-name="ce2">
            <text:p>1</text:p>
          </table:table-cell>
          <table:table-cell office:value-type="float" office:value="0" table:formula="of:=[.Y6]" table:style-name="ce2">
            <text:p>0</text:p>
          </table:table-cell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X2</text:p>
          </table:table-cell>
          <table:table-cell table:style-name="ce2"/>
          <table:covered-table-cell/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B9</text:p>
          </table:table-cell>
          <table:table-cell office:value-type="float" office:value="1" table:formula="of:=[.G13]" table:style-name="ce2">
            <text:p>1</text:p>
          </table:table-cell>
          <table:table-cell office:value-type="float" office:value="0" table:formula="of:=[.H13]" table:style-name="ce2">
            <text:p>0</text:p>
          </table:table-cell>
          <table:table-cell office:value-type="float" office:value="0" table:formula="of:=[.I13]" table:style-name="ce2">
            <text:p>0</text:p>
          </table:table-cell>
          <table:table-cell office:value-type="float" office:value="0" table:formula="of:=[.J13]" table:style-name="ce2">
            <text:p>0</text:p>
          </table:table-cell>
          <table:table-cell office:value-type="string" office:string-value="." table:formula="of:=[.K13]" table:style-name="ce2">
            <text:p>.</text:p>
          </table:table-cell>
          <table:table-cell office:value-type="float" office:value="0" table:formula="of:=[.L13]" table:style-name="ce2">
            <text:p>0</text:p>
          </table:table-cell>
          <table:table-cell office:value-type="float" office:value="1" table:formula="of:=[.M13]" table:style-name="ce2">
            <text:p>1</text:p>
          </table:table-cell>
          <table:table-cell office:value-type="float" office:value="0" table:formula="of:=[.N13]" table:style-name="ce2">
            <text:p>0</text:p>
          </table:table-cell>
          <table:table-cell office:value-type="float" office:value="0" table:formula="of:=[.O13]" table:style-name="ce2">
            <text:p>0</text:p>
          </table:table-cell>
          <table:table-cell office:value-type="string" office:string-value="." table:formula="of:=[.P13]" table:style-name="ce2">
            <text:p>.</text:p>
          </table:table-cell>
          <table:table-cell office:value-type="float" office:value="0" table:formula="of:=[.Q13]" table:style-name="ce2">
            <text:p>0</text:p>
          </table:table-cell>
          <table:table-cell office:value-type="float" office:value="1" table:formula="of:=[.R13]" table:style-name="ce2">
            <text:p>1</text:p>
          </table:table-cell>
          <table:table-cell office:value-type="float" office:value="0" table:formula="of:=[.S13]" table:style-name="ce2">
            <text:p>0</text:p>
          </table:table-cell>
          <table:table-cell office:value-type="float" office:value="0" table:formula="of:=[.T13]" table:style-name="ce2">
            <text:p>0</text:p>
          </table:table-cell>
          <table:table-cell office:value-type="string" office:string-value="." table:formula="of:=[.U13]" table:style-name="ce2">
            <text:p>.</text:p>
          </table:table-cell>
          <table:table-cell office:value-type="float" office:value="0" table:formula="of:=[.V13]" table:style-name="ce2">
            <text:p>0</text:p>
          </table:table-cell>
          <table:table-cell office:value-type="float" office:value="0" table:formula="of:=[.W13]" table:style-name="ce2">
            <text:p>0</text:p>
          </table:table-cell>
          <table:table-cell office:value-type="float" office:value="0" table:formula="of:=[.X13]" table:style-name="ce2">
            <text:p>0</text:p>
          </table:table-cell>
          <table:table-cell office:value-type="float" office:value="1" table:formula="of:=[.Y13]" table:style-name="ce2">
            <text:p>1</text:p>
          </table:table-cell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X9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3=</text:p>
          </table:table-cell>
          <table:table-cell office:value-type="float" office:value="31679" table:formula="of:=[.D2]+[.D3]" table:style-name="ce2">
            <text:p>31679</text:p>
          </table:table-cell>
          <table:table-cell office:value-type="string" table:style-name="ce2">
            <text:p>B3=</text:p>
          </table:table-cell>
          <table:table-cell table:style-name="ce2"/>
          <table:table-cell office:value-type="float" office:value="0" table:formula="of:=BITAND(BITRSHIFT([.$D7];[.G$2]);1)" table:style-name="ce7">
            <text:p>0</text:p>
          </table:table-cell>
          <table:table-cell office:value-type="float" office:value="1" table:formula="of:=BITAND(BITRSHIFT([.$D7];[.H$2]);1)" table:style-name="ce7">
            <text:p>1</text:p>
          </table:table-cell>
          <table:table-cell office:value-type="float" office:value="1" table:formula="of:=BITAND(BITRSHIFT([.$D7];[.I$2]);1)" table:style-name="ce7">
            <text:p>1</text:p>
          </table:table-cell>
          <table:table-cell office:value-type="float" office:value="1" table:formula="of:=BITAND(BITRSHIFT([.$D7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7];[.L$2]);1)" table:style-name="ce7">
            <text:p>1</text:p>
          </table:table-cell>
          <table:table-cell office:value-type="float" office:value="0" table:formula="of:=BITAND(BITRSHIFT([.$D7];[.M$2]);1)" table:style-name="ce7">
            <text:p>0</text:p>
          </table:table-cell>
          <table:table-cell office:value-type="float" office:value="1" table:formula="of:=BITAND(BITRSHIFT([.$D7];[.N$2]);1)" table:style-name="ce7">
            <text:p>1</text:p>
          </table:table-cell>
          <table:table-cell office:value-type="float" office:value="1" table:formula="of:=BITAND(BITRSHIFT([.$D7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7];[.Q$2]);1)" table:style-name="ce7">
            <text:p>1</text:p>
          </table:table-cell>
          <table:table-cell office:value-type="float" office:value="0" table:formula="of:=BITAND(BITRSHIFT([.$D7];[.R$2]);1)" table:style-name="ce7">
            <text:p>0</text:p>
          </table:table-cell>
          <table:table-cell office:value-type="float" office:value="1" table:formula="of:=BITAND(BITRSHIFT([.$D7];[.S$2]);1)" table:style-name="ce7">
            <text:p>1</text:p>
          </table:table-cell>
          <table:table-cell office:value-type="float" office:value="1" table:formula="of:=BITAND(BITRSHIFT([.$D7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7];[.V$2]);1)" table:style-name="ce7">
            <text:p>1</text:p>
          </table:table-cell>
          <table:table-cell office:value-type="float" office:value="1" table:formula="of:=BITAND(BITRSHIFT([.$D7];[.W$2]);1)" table:style-name="ce7">
            <text:p>1</text:p>
          </table:table-cell>
          <table:table-cell office:value-type="float" office:value="1" table:formula="of:=BITAND(BITRSHIFT([.$D7];[.X$2]);1)" table:style-name="ce7">
            <text:p>1</text:p>
          </table:table-cell>
          <table:table-cell office:value-type="float" office:value="1" table:formula="of:=BITAND(BITRSHIFT([.$D7];[.Y$2]);1)" table:style-name="ce7">
            <text:p>1</text:p>
          </table:table-cell>
          <table:table-cell table:number-columns-repeated="5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2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4=</text:p>
          </table:table-cell>
          <table:table-cell office:value-type="float" office:value="59741" table:formula="of:=[.D2]+[.D3]+[.D3]" table:style-name="ce2">
            <text:p>59741</text:p>
          </table:table-cell>
          <table:table-cell office:value-type="string" table:style-name="ce2">
            <text:p>B4=</text:p>
          </table:table-cell>
          <table:table-cell table:style-name="ce2"/>
          <table:table-cell office:value-type="float" office:value="1" table:formula="of:=BITAND(BITRSHIFT([.$D8];[.G$2]);1)" table:style-name="ce7">
            <text:p>1</text:p>
          </table:table-cell>
          <table:table-cell office:value-type="float" office:value="1" table:formula="of:=BITAND(BITRSHIFT([.$D8];[.H$2]);1)" table:style-name="ce7">
            <text:p>1</text:p>
          </table:table-cell>
          <table:table-cell office:value-type="float" office:value="1" table:formula="of:=BITAND(BITRSHIFT([.$D8];[.I$2]);1)" table:style-name="ce7">
            <text:p>1</text:p>
          </table:table-cell>
          <table:table-cell office:value-type="float" office:value="0" table:formula="of:=BITAND(BITRSHIFT([.$D8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8];[.L$2]);1)" table:style-name="ce7">
            <text:p>1</text:p>
          </table:table-cell>
          <table:table-cell office:value-type="float" office:value="0" table:formula="of:=BITAND(BITRSHIFT([.$D8];[.M$2]);1)" table:style-name="ce7">
            <text:p>0</text:p>
          </table:table-cell>
          <table:table-cell office:value-type="float" office:value="0" table:formula="of:=BITAND(BITRSHIFT([.$D8];[.N$2]);1)" table:style-name="ce7">
            <text:p>0</text:p>
          </table:table-cell>
          <table:table-cell office:value-type="float" office:value="1" table:formula="of:=BITAND(BITRSHIFT([.$D8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8];[.Q$2]);1)" table:style-name="ce7">
            <text:p>0</text:p>
          </table:table-cell>
          <table:table-cell office:value-type="float" office:value="1" table:formula="of:=BITAND(BITRSHIFT([.$D8];[.R$2]);1)" table:style-name="ce7">
            <text:p>1</text:p>
          </table:table-cell>
          <table:table-cell office:value-type="float" office:value="0" table:formula="of:=BITAND(BITRSHIFT([.$D8];[.S$2]);1)" table:style-name="ce7">
            <text:p>0</text:p>
          </table:table-cell>
          <table:table-cell office:value-type="float" office:value="1" table:formula="of:=BITAND(BITRSHIFT([.$D8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8];[.V$2]);1)" table:style-name="ce7">
            <text:p>1</text:p>
          </table:table-cell>
          <table:table-cell office:value-type="float" office:value="1" table:formula="of:=BITAND(BITRSHIFT([.$D8];[.W$2]);1)" table:style-name="ce7">
            <text:p>1</text:p>
          </table:table-cell>
          <table:table-cell office:value-type="float" office:value="0" table:formula="of:=BITAND(BITRSHIFT([.$D8];[.X$2]);1)" table:style-name="ce7">
            <text:p>0</text:p>
          </table:table-cell>
          <table:table-cell office:value-type="float" office:value="1" table:formula="of:=BITAND(BITRSHIFT([.$D8];[.Y$2]);1)" table:style-name="ce7">
            <text:p>1</text:p>
          </table:table-cell>
          <table:table-cell table:number-columns-repeated="7" table:style-name="ce2"/>
          <table:table-cell office:value-type="float" office:value="0" table:formula="of:=MOD([.AG6]+[.AG5]+[.AG4];2)" table:style-name="ce2">
            <text:p>0</text:p>
          </table:table-cell>
          <table:table-cell office:value-type="float" office:value="1" table:formula="of:=MOD([.AH6]+[.AH5]+[.AH4];2)" table:style-name="ce2">
            <text:p>1</text:p>
          </table:table-cell>
          <table:table-cell office:value-type="float" office:value="1" table:formula="of:=MOD([.AI6]+[.AI5]+[.AI4];2)" table:style-name="ce2">
            <text:p>1</text:p>
          </table:table-cell>
          <table:table-cell office:value-type="float" office:value="1" table:formula="of:=MOD([.AJ6]+[.AJ5]+[.AJ4];2)" table:style-name="ce2">
            <text:p>1</text:p>
          </table:table-cell>
          <table:table-cell table:style-name="ce2"/>
          <table:table-cell office:value-type="float" office:value="1" table:formula="of:=MOD([.AL6]+[.AL5]+[.AL4];2)" table:style-name="ce2">
            <text:p>1</text:p>
          </table:table-cell>
          <table:table-cell office:value-type="float" office:value="0" table:formula="of:=MOD([.AM6]+[.AM5]+[.AM4];2)" table:style-name="ce2">
            <text:p>0</text:p>
          </table:table-cell>
          <table:table-cell office:value-type="float" office:value="1" table:formula="of:=MOD([.AN6]+[.AN5]+[.AN4];2)" table:style-name="ce2">
            <text:p>1</text:p>
          </table:table-cell>
          <table:table-cell office:value-type="float" office:value="1" table:formula="of:=MOD([.AO6]+[.AO5]+[.AO4];2)" table:style-name="ce2">
            <text:p>1</text:p>
          </table:table-cell>
          <table:table-cell table:style-name="ce2"/>
          <table:table-cell office:value-type="float" office:value="1" table:formula="of:=MOD([.AQ6]+[.AQ5]+[.AQ4];2)" table:style-name="ce2">
            <text:p>1</text:p>
          </table:table-cell>
          <table:table-cell office:value-type="float" office:value="0" table:formula="of:=MOD([.AR6]+[.AR5]+[.AR4];2)" table:style-name="ce2">
            <text:p>0</text:p>
          </table:table-cell>
          <table:table-cell office:value-type="float" office:value="1" table:formula="of:=MOD([.AS6]+[.AS5]+[.AS4];2)" table:style-name="ce2">
            <text:p>1</text:p>
          </table:table-cell>
          <table:table-cell office:value-type="float" office:value="1" table:formula="of:=MOD([.AT6]+[.AT5]+[.AT4];2)" table:style-name="ce2">
            <text:p>1</text:p>
          </table:table-cell>
          <table:table-cell table:style-name="ce2"/>
          <table:table-cell office:value-type="float" office:value="1" table:formula="of:=MOD([.AV6]+[.AV5]+[.AV4];2)" table:style-name="ce2">
            <text:p>1</text:p>
          </table:table-cell>
          <table:table-cell office:value-type="float" office:value="1" table:formula="of:=MOD([.AW6]+[.AW5]+[.AW4];2)" table:style-name="ce2">
            <text:p>1</text:p>
          </table:table-cell>
          <table:table-cell office:value-type="float" office:value="1" table:formula="of:=MOD([.AX6]+[.AX5]+[.AX4];2)" table:style-name="ce2">
            <text:p>1</text:p>
          </table:table-cell>
          <table:table-cell office:value-type="float" office:value="1" table:formula="of:=MOD([.AY5]+[.AY6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31679" table:formula="of:=IF([.AG8]; -((1-[.AH8])*POWER(2;14) + (1-[.AI8])*POWER(2;13) + (1-[.AJ8])*POWER(2;12) + (1-[.AL8])*POWER(2;11) + (1-[.AM8])*POWER(2;10) +  (1-[.AN8])*POWER(2;9) + (1-[.AO8])*POWER(2;8) + (1-[.AQ8])*POWER(2;7) + (1-[.AR8])*POWER(2;6) + (1-[.AS8])*POWER(2;5) +  (1-[.AT8])*POWER(2;4) +  (1-[.AV8])*POWER(2;3) + (1-[.AW8])*POWER(2;2) + (1-[.AX8])*POWER(2;1) + (1-[.AY8]));  [.AH8]*POWER(2;14) + [.AI8]*POWER(2;13) + [.AJ8]*POWER(2;12) + [.AL8]*POWER(2;11) + [.AM8]*POWER(2;10) +  [.AN8]*POWER(2;9) + [.AO8]*POWER(2;8) + [.AQ8]*POWER(2;7) + [.AR8]*POWER(2;6) + [.AS8]*POWER(2;5) +  [.AT8]*POWER(2;4) +  [.AV8]*POWER(2;3) + [.AW8]*POWER(2;2) + [.AX8]*POWER(2;1) + [.AY8]) + IF([.AG8]; -1; 0)" table:style-name="ce2">
            <text:p>31679</text:p>
          </table:table-cell>
          <table:table-cell table:style-name="ce2"/>
          <table:table-cell office:value-type="float" office:value="31679" table:formula="of:=[.D5]+[.D6]" table:style-name="ce2">
            <text:p>31679</text:p>
          </table:table-cell>
          <table:table-cell table:style-name="ce2"/>
          <table:covered-table-cell/>
          <table:table-cell table:number-columns-repeated="4" table:style-name="ce2"/>
          <table:table-cell office:value-type="float" office:value="0" table:formula="of:=MOD([.BJ6]+[.BJ5]+[.BJ4];2)" table:style-name="ce2">
            <text:p>0</text:p>
          </table:table-cell>
          <table:table-cell office:value-type="float" office:value="0" table:formula="of:=MOD([.BK6]+[.BK5]+[.BK4];2)" table:style-name="ce2">
            <text:p>0</text:p>
          </table:table-cell>
          <table:table-cell office:value-type="float" office:value="0" table:formula="of:=MOD([.BL6]+[.BL5]+[.BL4];2)" table:style-name="ce2">
            <text:p>0</text:p>
          </table:table-cell>
          <table:table-cell office:value-type="float" office:value="1" table:formula="of:=MOD([.BM6]+[.BM5]+[.BM4];2)" table:style-name="ce2">
            <text:p>1</text:p>
          </table:table-cell>
          <table:table-cell table:style-name="ce2"/>
          <table:table-cell office:value-type="float" office:value="0" table:formula="of:=MOD([.BO6]+[.BO5]+[.BO4];2)" table:style-name="ce2">
            <text:p>0</text:p>
          </table:table-cell>
          <table:table-cell office:value-type="float" office:value="1" table:formula="of:=MOD([.BP6]+[.BP5]+[.BP4];2)" table:style-name="ce2">
            <text:p>1</text:p>
          </table:table-cell>
          <table:table-cell office:value-type="float" office:value="1" table:formula="of:=MOD([.BQ6]+[.BQ5]+[.BQ4];2)" table:style-name="ce2">
            <text:p>1</text:p>
          </table:table-cell>
          <table:table-cell office:value-type="float" office:value="0" table:formula="of:=MOD([.BR6]+[.BR5]+[.BR4];2)" table:style-name="ce2">
            <text:p>0</text:p>
          </table:table-cell>
          <table:table-cell table:style-name="ce2"/>
          <table:table-cell office:value-type="float" office:value="1" table:formula="of:=MOD([.BT6]+[.BT5]+[.BT4];2)" table:style-name="ce2">
            <text:p>1</text:p>
          </table:table-cell>
          <table:table-cell office:value-type="float" office:value="0" table:formula="of:=MOD([.BU6]+[.BU5]+[.BU4];2)" table:style-name="ce2">
            <text:p>0</text:p>
          </table:table-cell>
          <table:table-cell office:value-type="float" office:value="1" table:formula="of:=MOD([.BV6]+[.BV5]+[.BV4];2)" table:style-name="ce2">
            <text:p>1</text:p>
          </table:table-cell>
          <table:table-cell office:value-type="float" office:value="0" table:formula="of:=MOD([.BW6]+[.BW5]+[.BW4];2)" table:style-name="ce2">
            <text:p>0</text:p>
          </table:table-cell>
          <table:table-cell table:style-name="ce2"/>
          <table:table-cell office:value-type="float" office:value="0" table:formula="of:=MOD([.BY6]+[.BY5]+[.BY4];2)" table:style-name="ce2">
            <text:p>0</text:p>
          </table:table-cell>
          <table:table-cell office:value-type="float" office:value="0" table:formula="of:=MOD([.BZ6]+[.BZ5]+[.BZ4];2)" table:style-name="ce2">
            <text:p>0</text:p>
          </table:table-cell>
          <table:table-cell office:value-type="float" office:value="1" table:formula="of:=MOD([.CA6]+[.CA5]+[.CA4];2)" table:style-name="ce2">
            <text:p>1</text:p>
          </table:table-cell>
          <table:table-cell office:value-type="float" office:value="1" table:formula="of:=MOD([.CB5]+[.CB6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5795" table:formula="of:=IF([.BJ8]; -((1-[.BK8])*POWER(2;14) + (1-[.BL8])*POWER(2;13) + (1-[.BM8])*POWER(2;12) + (1-[.BO8])*POWER(2;11) + (1-[.BP8])*POWER(2;10) +  (1-[.BQ8])*POWER(2;9) + (1-[.BR8])*POWER(2;8) + (1-[.BT8])*POWER(2;7) + (1-[.BU8])*POWER(2;6) + (1-[.BV8])*POWER(2;5) +  (1-[.BW8])*POWER(2;4) +  (1-[.BY8])*POWER(2;3) + (1-[.BZ8])*POWER(2;2) + (1-[.CA8])*POWER(2;1) + (1-[.CB8]));  [.BK8]*POWER(2;14) + [.BL8]*POWER(2;13) + [.BM8]*POWER(2;12) + [.BO8]*POWER(2;11) + [.BP8]*POWER(2;10) +  [.BQ8]*POWER(2;9) + [.BR8]*POWER(2;8) + [.BT8]*POWER(2;7) + [.BU8]*POWER(2;6) + [.BV8]*POWER(2;5) +  [.BW8]*POWER(2;4) +  [.BY8]*POWER(2;3) + [.BZ8]*POWER(2;2) + [.CA8]*POWER(2;1) + [.CB8]) + IF([.BJ8]; -1; 0)" table:style-name="ce2">
            <text:p>5795</text:p>
          </table:table-cell>
          <table:table-cell table:style-name="ce2"/>
          <table:table-cell office:value-type="float" office:value="-59741" table:formula="of:=[.D12]+[.D13]" table:style-name="ce2">
            <text:p>-59741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5=</text:p>
          </table:table-cell>
          <table:table-cell office:value-type="float" office:value="24445" table:formula="of:=[.D3]-[.D2]" table:style-name="ce2">
            <text:p>24445</text:p>
          </table:table-cell>
          <table:table-cell office:value-type="string" table:style-name="ce2">
            <text:p>B5=</text:p>
          </table:table-cell>
          <table:table-cell table:style-name="ce2"/>
          <table:table-cell office:value-type="float" office:value="0" table:formula="of:=BITAND(BITRSHIFT([.$D9];[.G$2]);1)" table:style-name="ce7">
            <text:p>0</text:p>
          </table:table-cell>
          <table:table-cell office:value-type="float" office:value="1" table:formula="of:=BITAND(BITRSHIFT([.$D9];[.H$2]);1)" table:style-name="ce7">
            <text:p>1</text:p>
          </table:table-cell>
          <table:table-cell office:value-type="float" office:value="0" table:formula="of:=BITAND(BITRSHIFT([.$D9];[.I$2]);1)" table:style-name="ce7">
            <text:p>0</text:p>
          </table:table-cell>
          <table:table-cell office:value-type="float" office:value="1" table:formula="of:=BITAND(BITRSHIFT([.$D9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9];[.L$2]);1)" table:style-name="ce7">
            <text:p>1</text:p>
          </table:table-cell>
          <table:table-cell office:value-type="float" office:value="1" table:formula="of:=BITAND(BITRSHIFT([.$D9];[.M$2]);1)" table:style-name="ce7">
            <text:p>1</text:p>
          </table:table-cell>
          <table:table-cell office:value-type="float" office:value="1" table:formula="of:=BITAND(BITRSHIFT([.$D9];[.N$2]);1)" table:style-name="ce7">
            <text:p>1</text:p>
          </table:table-cell>
          <table:table-cell office:value-type="float" office:value="1" table:formula="of:=BITAND(BITRSHIFT([.$D9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9];[.Q$2]);1)" table:style-name="ce7">
            <text:p>0</text:p>
          </table:table-cell>
          <table:table-cell office:value-type="float" office:value="1" table:formula="of:=BITAND(BITRSHIFT([.$D9];[.R$2]);1)" table:style-name="ce7">
            <text:p>1</text:p>
          </table:table-cell>
          <table:table-cell office:value-type="float" office:value="1" table:formula="of:=BITAND(BITRSHIFT([.$D9];[.S$2]);1)" table:style-name="ce7">
            <text:p>1</text:p>
          </table:table-cell>
          <table:table-cell office:value-type="float" office:value="1" table:formula="of:=BITAND(BITRSHIFT([.$D9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9];[.V$2]);1)" table:style-name="ce7">
            <text:p>1</text:p>
          </table:table-cell>
          <table:table-cell office:value-type="float" office:value="1" table:formula="of:=BITAND(BITRSHIFT([.$D9];[.W$2]);1)" table:style-name="ce7">
            <text:p>1</text:p>
          </table:table-cell>
          <table:table-cell office:value-type="float" office:value="0" table:formula="of:=BITAND(BITRSHIFT([.$D9];[.X$2]);1)" table:style-name="ce7">
            <text:p>0</text:p>
          </table:table-cell>
          <table:table-cell office:value-type="float" office:value="1" table:formula="of:=BITAND(BITRSHIFT([.$D9];[.Y$2]);1)" table:style-name="ce7">
            <text:p>1</text:p>
          </table:table-cell>
          <table:table-cell table:number-columns-repeated="31" table:style-name="ce2"/>
          <table:covered-table-cell/>
          <table:table-cell table:number-columns-repeated="28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6=</text:p>
          </table:table-cell>
          <table:table-cell office:value-type="float" office:value="5795" table:formula="of:=65536-[.D8]" table:style-name="ce2">
            <text:p>5795</text:p>
          </table:table-cell>
          <table:table-cell office:value-type="string" table:style-name="ce2">
            <text:p>B6=</text:p>
          </table:table-cell>
          <table:table-cell table:style-name="ce2"/>
          <table:table-cell office:value-type="float" office:value="0" table:formula="of:=BITAND(BITRSHIFT([.$D10];[.G$2]);1)" table:style-name="ce7">
            <text:p>0</text:p>
          </table:table-cell>
          <table:table-cell office:value-type="float" office:value="0" table:formula="of:=BITAND(BITRSHIFT([.$D10];[.H$2]);1)" table:style-name="ce7">
            <text:p>0</text:p>
          </table:table-cell>
          <table:table-cell office:value-type="float" office:value="0" table:formula="of:=BITAND(BITRSHIFT([.$D10];[.I$2]);1)" table:style-name="ce7">
            <text:p>0</text:p>
          </table:table-cell>
          <table:table-cell office:value-type="float" office:value="1" table:formula="of:=BITAND(BITRSHIFT([.$D10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10];[.L$2]);1)" table:style-name="ce7">
            <text:p>0</text:p>
          </table:table-cell>
          <table:table-cell office:value-type="float" office:value="1" table:formula="of:=BITAND(BITRSHIFT([.$D10];[.M$2]);1)" table:style-name="ce7">
            <text:p>1</text:p>
          </table:table-cell>
          <table:table-cell office:value-type="float" office:value="1" table:formula="of:=BITAND(BITRSHIFT([.$D10];[.N$2]);1)" table:style-name="ce7">
            <text:p>1</text:p>
          </table:table-cell>
          <table:table-cell office:value-type="float" office:value="0" table:formula="of:=BITAND(BITRSHIFT([.$D10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D10];[.Q$2]);1)" table:style-name="ce7">
            <text:p>1</text:p>
          </table:table-cell>
          <table:table-cell office:value-type="float" office:value="0" table:formula="of:=BITAND(BITRSHIFT([.$D10];[.R$2]);1)" table:style-name="ce7">
            <text:p>0</text:p>
          </table:table-cell>
          <table:table-cell office:value-type="float" office:value="1" table:formula="of:=BITAND(BITRSHIFT([.$D10];[.S$2]);1)" table:style-name="ce7">
            <text:p>1</text:p>
          </table:table-cell>
          <table:table-cell office:value-type="float" office:value="0" table:formula="of:=BITAND(BITRSHIFT([.$D10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D10];[.V$2]);1)" table:style-name="ce7">
            <text:p>0</text:p>
          </table:table-cell>
          <table:table-cell office:value-type="float" office:value="0" table:formula="of:=BITAND(BITRSHIFT([.$D10];[.W$2]);1)" table:style-name="ce7">
            <text:p>0</text:p>
          </table:table-cell>
          <table:table-cell office:value-type="float" office:value="1" table:formula="of:=BITAND(BITRSHIFT([.$D10];[.X$2]);1)" table:style-name="ce7">
            <text:p>1</text:p>
          </table:table-cell>
          <table:table-cell office:value-type="float" office:value="1" table:formula="of:=BITAND(BITRSHIFT([.$D10];[.Y$2]);1)" table:style-name="ce7">
            <text:p>1</text:p>
          </table:table-cell>
          <table:table-cell table:number-columns-repeated="5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0" table:formula="of:=[.AF4]" table:style-name="ce2">
            <text:p>0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AY8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0" table:formula="of:=[.AT4]" table:style-name="ce2">
            <text:p>0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AG8]+[.AH8]+[.AI8]+[.AJ8]+[.AL8]+[.AM8]+[.AN8]+[.AO8]+[.AQ8]+[.AR8]+[.AS8]+[.AT8]+[.AV8]+[.AW8]+[.AX8]+[.AY8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0" table:formula="of:=[.AG8]" table:style-name="ce2">
            <text:p>0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0" table:formula="of:=IF([.AG10]+[.AG4]=1;1;0)" table:style-name="ce2">
            <text:p>0</text:p>
          </table:table-cell>
          <table:table-cell table:number-columns-repeated="3" table:style-name="ce2"/>
          <table:covered-table-cell/>
          <table:table-cell table:number-columns-repeated="2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1" table:formula="of:=[.BI4]" table:style-name="ce2">
            <text:p>1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CB8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0" table:formula="of:=[.BW4]" table:style-name="ce2">
            <text:p>0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BJ8]+[.BK8]+[.BL8]+[.BM8]+[.BO8]+[.BP8]+[.BQ8]+[.BR8]+[.BT8]+[.BU8]+[.BV8]+[.BW8]+[.BY8]+[.BZ8]+[.CA8]+[.CB8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0" table:formula="of:=[.BJ8]" table:style-name="ce2">
            <text:p>0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1" table:formula="of:=IF([.BJ10]+[.BJ4]=1;1;0)" table:style-name="ce2">
            <text:p>1</text:p>
          </table:table-cell>
          <table:table-cell table:number-columns-repeated="3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7=</text:p>
          </table:table-cell>
          <table:table-cell office:value-type="float" office:value="-3617" table:formula="of:=-[.D5]" table:style-name="ce2">
            <text:p>-3617</text:p>
          </table:table-cell>
          <table:table-cell office:value-type="string" table:style-name="ce2">
            <text:p>B7=</text:p>
          </table:table-cell>
          <table:table-cell office:value-type="float" office:value="61919" table:formula="of:=POWER(2; 16) + [.D11]" table:style-name="ce2">
            <text:p>61919</text:p>
          </table:table-cell>
          <table:table-cell office:value-type="float" office:value="1" table:formula="of:=BITAND(BITRSHIFT([.$F11];[.G$2]);1)" table:style-name="ce7">
            <text:p>1</text:p>
          </table:table-cell>
          <table:table-cell office:value-type="float" office:value="1" table:formula="of:=BITAND(BITRSHIFT([.$F11];[.H$2]);1)" table:style-name="ce7">
            <text:p>1</text:p>
          </table:table-cell>
          <table:table-cell office:value-type="float" office:value="1" table:formula="of:=BITAND(BITRSHIFT([.$F11];[.I$2]);1)" table:style-name="ce7">
            <text:p>1</text:p>
          </table:table-cell>
          <table:table-cell office:value-type="float" office:value="1" table:formula="of:=BITAND(BITRSHIFT([.$F11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1];[.L$2]);1)" table:style-name="ce7">
            <text:p>0</text:p>
          </table:table-cell>
          <table:table-cell office:value-type="float" office:value="0" table:formula="of:=BITAND(BITRSHIFT([.$F11];[.M$2]);1)" table:style-name="ce7">
            <text:p>0</text:p>
          </table:table-cell>
          <table:table-cell office:value-type="float" office:value="0" table:formula="of:=BITAND(BITRSHIFT([.$F11];[.N$2]);1)" table:style-name="ce7">
            <text:p>0</text:p>
          </table:table-cell>
          <table:table-cell office:value-type="float" office:value="1" table:formula="of:=BITAND(BITRSHIFT([.$F11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1];[.Q$2]);1)" table:style-name="ce7">
            <text:p>1</text:p>
          </table:table-cell>
          <table:table-cell office:value-type="float" office:value="1" table:formula="of:=BITAND(BITRSHIFT([.$F11];[.R$2]);1)" table:style-name="ce7">
            <text:p>1</text:p>
          </table:table-cell>
          <table:table-cell office:value-type="float" office:value="0" table:formula="of:=BITAND(BITRSHIFT([.$F11];[.S$2]);1)" table:style-name="ce7">
            <text:p>0</text:p>
          </table:table-cell>
          <table:table-cell office:value-type="float" office:value="1" table:formula="of:=BITAND(BITRSHIFT([.$F11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1];[.V$2]);1)" table:style-name="ce7">
            <text:p>1</text:p>
          </table:table-cell>
          <table:table-cell office:value-type="float" office:value="1" table:formula="of:=BITAND(BITRSHIFT([.$F11];[.W$2]);1)" table:style-name="ce7">
            <text:p>1</text:p>
          </table:table-cell>
          <table:table-cell office:value-type="float" office:value="1" table:formula="of:=BITAND(BITRSHIFT([.$F11];[.X$2]);1)" table:style-name="ce7">
            <text:p>1</text:p>
          </table:table-cell>
          <table:table-cell office:value-type="float" office:value="1" table:formula="of:=BITAND(BITRSHIFT([.$F11];[.Y$2]);1)" table:style-name="ce7">
            <text:p>1</text:p>
          </table:table-cell>
          <table:table-cell table:number-columns-repeated="67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8=</text:p>
          </table:table-cell>
          <table:table-cell office:value-type="float" office:value="-28062" table:formula="of:=-[.D6]" table:style-name="ce2">
            <text:p>-28062</text:p>
          </table:table-cell>
          <table:table-cell office:value-type="string" table:style-name="ce2">
            <text:p>B8=</text:p>
          </table:table-cell>
          <table:table-cell office:value-type="float" office:value="37474" table:formula="of:=POWER(2; 16) + [.D12]" table:style-name="ce2">
            <text:p>37474</text:p>
          </table:table-cell>
          <table:table-cell office:value-type="float" office:value="1" table:formula="of:=BITAND(BITRSHIFT([.$F12];[.G$2]);1)" table:style-name="ce7">
            <text:p>1</text:p>
          </table:table-cell>
          <table:table-cell office:value-type="float" office:value="0" table:formula="of:=BITAND(BITRSHIFT([.$F12];[.H$2]);1)" table:style-name="ce7">
            <text:p>0</text:p>
          </table:table-cell>
          <table:table-cell office:value-type="float" office:value="0" table:formula="of:=BITAND(BITRSHIFT([.$F12];[.I$2]);1)" table:style-name="ce7">
            <text:p>0</text:p>
          </table:table-cell>
          <table:table-cell office:value-type="float" office:value="1" table:formula="of:=BITAND(BITRSHIFT([.$F12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2];[.L$2]);1)" table:style-name="ce7">
            <text:p>0</text:p>
          </table:table-cell>
          <table:table-cell office:value-type="float" office:value="0" table:formula="of:=BITAND(BITRSHIFT([.$F12];[.M$2]);1)" table:style-name="ce7">
            <text:p>0</text:p>
          </table:table-cell>
          <table:table-cell office:value-type="float" office:value="1" table:formula="of:=BITAND(BITRSHIFT([.$F12];[.N$2]);1)" table:style-name="ce7">
            <text:p>1</text:p>
          </table:table-cell>
          <table:table-cell office:value-type="float" office:value="0" table:formula="of:=BITAND(BITRSHIFT([.$F12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2];[.Q$2]);1)" table:style-name="ce7">
            <text:p>0</text:p>
          </table:table-cell>
          <table:table-cell office:value-type="float" office:value="1" table:formula="of:=BITAND(BITRSHIFT([.$F12];[.R$2]);1)" table:style-name="ce7">
            <text:p>1</text:p>
          </table:table-cell>
          <table:table-cell office:value-type="float" office:value="1" table:formula="of:=BITAND(BITRSHIFT([.$F12];[.S$2]);1)" table:style-name="ce7">
            <text:p>1</text:p>
          </table:table-cell>
          <table:table-cell office:value-type="float" office:value="0" table:formula="of:=BITAND(BITRSHIFT([.$F12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2];[.V$2]);1)" table:style-name="ce7">
            <text:p>0</text:p>
          </table:table-cell>
          <table:table-cell office:value-type="float" office:value="0" table:formula="of:=BITAND(BITRSHIFT([.$F12];[.W$2]);1)" table:style-name="ce7">
            <text:p>0</text:p>
          </table:table-cell>
          <table:table-cell office:value-type="float" office:value="1" table:formula="of:=BITAND(BITRSHIFT([.$F12];[.X$2]);1)" table:style-name="ce7">
            <text:p>1</text:p>
          </table:table-cell>
          <table:table-cell office:value-type="float" office:value="0" table:formula="of:=BITAND(BITRSHIFT([.$F12];[.Y$2]);1)" table:style-name="ce7">
            <text:p>0</text:p>
          </table:table-cell>
          <table:table-cell table:number-columns-repeated="67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9=</text:p>
          </table:table-cell>
          <table:table-cell office:value-type="float" office:value="-31679" table:formula="of:=-[.D7]" table:style-name="ce2">
            <text:p>-31679</text:p>
          </table:table-cell>
          <table:table-cell office:value-type="string" table:style-name="ce2">
            <text:p>B9=</text:p>
          </table:table-cell>
          <table:table-cell office:value-type="float" office:value="33857" table:formula="of:=POWER(2; 16) + [.D13]" table:style-name="ce2">
            <text:p>33857</text:p>
          </table:table-cell>
          <table:table-cell office:value-type="float" office:value="1" table:formula="of:=BITAND(BITRSHIFT([.$F13];[.G$2]);1)" table:style-name="ce7">
            <text:p>1</text:p>
          </table:table-cell>
          <table:table-cell office:value-type="float" office:value="0" table:formula="of:=BITAND(BITRSHIFT([.$F13];[.H$2]);1)" table:style-name="ce7">
            <text:p>0</text:p>
          </table:table-cell>
          <table:table-cell office:value-type="float" office:value="0" table:formula="of:=BITAND(BITRSHIFT([.$F13];[.I$2]);1)" table:style-name="ce7">
            <text:p>0</text:p>
          </table:table-cell>
          <table:table-cell office:value-type="float" office:value="0" table:formula="of:=BITAND(BITRSHIFT([.$F13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3];[.L$2]);1)" table:style-name="ce7">
            <text:p>0</text:p>
          </table:table-cell>
          <table:table-cell office:value-type="float" office:value="1" table:formula="of:=BITAND(BITRSHIFT([.$F13];[.M$2]);1)" table:style-name="ce7">
            <text:p>1</text:p>
          </table:table-cell>
          <table:table-cell office:value-type="float" office:value="0" table:formula="of:=BITAND(BITRSHIFT([.$F13];[.N$2]);1)" table:style-name="ce7">
            <text:p>0</text:p>
          </table:table-cell>
          <table:table-cell office:value-type="float" office:value="0" table:formula="of:=BITAND(BITRSHIFT([.$F13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3];[.Q$2]);1)" table:style-name="ce7">
            <text:p>0</text:p>
          </table:table-cell>
          <table:table-cell office:value-type="float" office:value="1" table:formula="of:=BITAND(BITRSHIFT([.$F13];[.R$2]);1)" table:style-name="ce7">
            <text:p>1</text:p>
          </table:table-cell>
          <table:table-cell office:value-type="float" office:value="0" table:formula="of:=BITAND(BITRSHIFT([.$F13];[.S$2]);1)" table:style-name="ce7">
            <text:p>0</text:p>
          </table:table-cell>
          <table:table-cell office:value-type="float" office:value="0" table:formula="of:=BITAND(BITRSHIFT([.$F13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3];[.V$2]);1)" table:style-name="ce7">
            <text:p>0</text:p>
          </table:table-cell>
          <table:table-cell office:value-type="float" office:value="0" table:formula="of:=BITAND(BITRSHIFT([.$F13];[.W$2]);1)" table:style-name="ce7">
            <text:p>0</text:p>
          </table:table-cell>
          <table:table-cell office:value-type="float" office:value="0" table:formula="of:=BITAND(BITRSHIFT([.$F13];[.X$2]);1)" table:style-name="ce7">
            <text:p>0</text:p>
          </table:table-cell>
          <table:table-cell office:value-type="float" office:value="1" table:formula="of:=BITAND(BITRSHIFT([.$F13];[.Y$2]);1)" table:style-name="ce7">
            <text:p>1</text:p>
          </table:table-cell>
          <table:table-cell table:number-columns-repeated="6" table:style-name="ce2"/>
          <table:table-cell office:value-type="float" office:value="0" table:formula="of:=BITRSHIFT([.AG15]+[.AG14]+[.AG13];1)" table:style-name="ce3">
            <text:p>0</text:p>
          </table:table-cell>
          <table:table-cell office:value-type="float" office:value="1" table:formula="of:=BITRSHIFT([.AH15]+[.AH14]+[.AH13];1)" table:style-name="ce3">
            <text:p>1</text:p>
          </table:table-cell>
          <table:table-cell office:value-type="float" office:value="1" table:formula="of:=BITRSHIFT([.AI15]+[.AI14]+[.AI13];1)" table:style-name="ce3">
            <text:p>1</text:p>
          </table:table-cell>
          <table:table-cell office:value-type="float" office:value="1" table:formula="of:=BITRSHIFT([.AJ15]+[.AJ14]+[.AJ13];1)" table:style-name="ce3">
            <text:p>1</text:p>
          </table:table-cell>
          <table:table-cell office:value-type="float" office:value="1" table:formula="of:=BITRSHIFT([.AL15]+[.AL14]+[.AL13];1)" table:style-name="ce3">
            <text:p>1</text:p>
          </table:table-cell>
          <table:table-cell table:style-name="ce3"/>
          <table:table-cell office:value-type="float" office:value="1" table:formula="of:=BITRSHIFT([.AM15]+[.AM14]+[.AM13];1)" table:style-name="ce3">
            <text:p>1</text:p>
          </table:table-cell>
          <table:table-cell office:value-type="float" office:value="1" table:formula="of:=BITRSHIFT([.AN15]+[.AN14]+[.AN13];1)" table:style-name="ce3">
            <text:p>1</text:p>
          </table:table-cell>
          <table:table-cell office:value-type="float" office:value="1" table:formula="of:=BITRSHIFT([.AO15]+[.AO14]+[.AO13];1)" table:style-name="ce3">
            <text:p>1</text:p>
          </table:table-cell>
          <table:table-cell office:value-type="float" office:value="1" table:formula="of:=BITRSHIFT([.AQ15]+[.AQ14]+[.AQ13];1)" table:style-name="ce3">
            <text:p>1</text:p>
          </table:table-cell>
          <table:table-cell table:style-name="ce3"/>
          <table:table-cell office:value-type="float" office:value="0" table:formula="of:=BITRSHIFT([.AR15]+[.AR14]+[.AR13];1)" table:style-name="ce3">
            <text:p>0</text:p>
          </table:table-cell>
          <table:table-cell office:value-type="float" office:value="1" table:formula="of:=BITRSHIFT([.AS15]+[.AS14]+[.AS13];1)" table:style-name="ce3">
            <text:p>1</text:p>
          </table:table-cell>
          <table:table-cell office:value-type="float" office:value="1" table:formula="of:=BITRSHIFT([.AT15]+[.AT14]+[.AT13];1)" table:style-name="ce3">
            <text:p>1</text:p>
          </table:table-cell>
          <table:table-cell office:value-type="float" office:value="1" table:formula="of:=BITRSHIFT([.AV15]+[.AV14]+[.AV13];1)" table:style-name="ce3">
            <text:p>1</text:p>
          </table:table-cell>
          <table:table-cell table:style-name="ce3"/>
          <table:table-cell office:value-type="float" office:value="1" table:formula="of:=BITRSHIFT([.AW15]+[.AW14]+[.AW13];1)" table:style-name="ce3">
            <text:p>1</text:p>
          </table:table-cell>
          <table:table-cell office:value-type="float" office:value="1" table:formula="of:=BITRSHIFT([.AX15]+[.AX14]+[.AX13];1)" table:style-name="ce3">
            <text:p>1</text:p>
          </table:table-cell>
          <table:table-cell office:value-type="float" office:value="0" table:formula="of:=BITRSHIFT([.AY15]+[.AY14]+[.AY13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8" table:style-name="ce2"/>
          <table:table-cell office:value-type="float" office:value="0" table:formula="of:=BITRSHIFT([.BJ15]+[.BJ14]+[.BJ13];1)" table:style-name="ce3">
            <text:p>0</text:p>
          </table:table-cell>
          <table:table-cell office:value-type="float" office:value="0" table:formula="of:=BITRSHIFT([.BK15]+[.BK14]+[.BK13];1)" table:style-name="ce3">
            <text:p>0</text:p>
          </table:table-cell>
          <table:table-cell office:value-type="float" office:value="0" table:formula="of:=BITRSHIFT([.BL15]+[.BL14]+[.BL13];1)" table:style-name="ce3">
            <text:p>0</text:p>
          </table:table-cell>
          <table:table-cell office:value-type="float" office:value="1" table:formula="of:=BITRSHIFT([.BM15]+[.BM14]+[.BM13];1)" table:style-name="ce3">
            <text:p>1</text:p>
          </table:table-cell>
          <table:table-cell office:value-type="float" office:value="1" table:formula="of:=BITRSHIFT([.BO15]+[.BO14]+[.BO13];1)" table:style-name="ce3">
            <text:p>1</text:p>
          </table:table-cell>
          <table:table-cell table:style-name="ce3"/>
          <table:table-cell office:value-type="float" office:value="1" table:formula="of:=BITRSHIFT([.BP15]+[.BP14]+[.BP13];1)" table:style-name="ce3">
            <text:p>1</text:p>
          </table:table-cell>
          <table:table-cell office:value-type="float" office:value="1" table:formula="of:=BITRSHIFT([.BQ15]+[.BQ14]+[.BQ13];1)" table:style-name="ce3">
            <text:p>1</text:p>
          </table:table-cell>
          <table:table-cell office:value-type="float" office:value="0" table:formula="of:=BITRSHIFT([.BR15]+[.BR14]+[.BR13];1)" table:style-name="ce3">
            <text:p>0</text:p>
          </table:table-cell>
          <table:table-cell office:value-type="float" office:value="0" table:formula="of:=BITRSHIFT([.BT15]+[.BT14]+[.BT13];1)" table:style-name="ce3">
            <text:p>0</text:p>
          </table:table-cell>
          <table:table-cell table:style-name="ce3"/>
          <table:table-cell office:value-type="float" office:value="1" table:formula="of:=BITRSHIFT([.BU15]+[.BU14]+[.BU13];1)" table:style-name="ce3">
            <text:p>1</text:p>
          </table:table-cell>
          <table:table-cell office:value-type="float" office:value="1" table:formula="of:=BITRSHIFT([.BV15]+[.BV14]+[.BV13];1)" table:style-name="ce3">
            <text:p>1</text:p>
          </table:table-cell>
          <table:table-cell office:value-type="float" office:value="0" table:formula="of:=BITRSHIFT([.BW15]+[.BW14]+[.BW13];1)" table:style-name="ce3">
            <text:p>0</text:p>
          </table:table-cell>
          <table:table-cell office:value-type="float" office:value="0" table:formula="of:=BITRSHIFT([.BY15]+[.BY14]+[.BY13];1)" table:style-name="ce3">
            <text:p>0</text:p>
          </table:table-cell>
          <table:table-cell table:style-name="ce3"/>
          <table:table-cell office:value-type="float" office:value="0" table:formula="of:=BITRSHIFT([.BZ15]+[.BZ14]+[.BZ13];1)" table:style-name="ce3">
            <text:p>0</text:p>
          </table:table-cell>
          <table:table-cell office:value-type="float" office:value="0" table:formula="of:=BITRSHIFT([.CA15]+[.CA14]+[.CA13];1)" table:style-name="ce3">
            <text:p>0</text:p>
          </table:table-cell>
          <table:table-cell office:value-type="float" office:value="0" table:formula="of:=BITRSHIFT([.CB15]+[.CB14]+[.CB13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1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10=</text:p>
          </table:table-cell>
          <table:table-cell office:value-type="float" office:value="-59741" table:formula="of:=-[.D8]" table:style-name="ce2">
            <text:p>-59741</text:p>
          </table:table-cell>
          <table:table-cell office:value-type="string" table:style-name="ce2">
            <text:p>B10=</text:p>
          </table:table-cell>
          <table:table-cell office:value-type="float" office:value="5795" table:formula="of:=POWER(2; 16) + [.D14]" table:style-name="ce2">
            <text:p>5795</text:p>
          </table:table-cell>
          <table:table-cell office:value-type="float" office:value="0" table:formula="of:=BITAND(BITRSHIFT([.$F14];[.G$2]);1)" table:style-name="ce7">
            <text:p>0</text:p>
          </table:table-cell>
          <table:table-cell office:value-type="float" office:value="0" table:formula="of:=BITAND(BITRSHIFT([.$F14];[.H$2]);1)" table:style-name="ce7">
            <text:p>0</text:p>
          </table:table-cell>
          <table:table-cell office:value-type="float" office:value="0" table:formula="of:=BITAND(BITRSHIFT([.$F14];[.I$2]);1)" table:style-name="ce7">
            <text:p>0</text:p>
          </table:table-cell>
          <table:table-cell office:value-type="float" office:value="1" table:formula="of:=BITAND(BITRSHIFT([.$F14];[.J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4];[.L$2]);1)" table:style-name="ce7">
            <text:p>0</text:p>
          </table:table-cell>
          <table:table-cell office:value-type="float" office:value="1" table:formula="of:=BITAND(BITRSHIFT([.$F14];[.M$2]);1)" table:style-name="ce7">
            <text:p>1</text:p>
          </table:table-cell>
          <table:table-cell office:value-type="float" office:value="1" table:formula="of:=BITAND(BITRSHIFT([.$F14];[.N$2]);1)" table:style-name="ce7">
            <text:p>1</text:p>
          </table:table-cell>
          <table:table-cell office:value-type="float" office:value="0" table:formula="of:=BITAND(BITRSHIFT([.$F14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4];[.Q$2]);1)" table:style-name="ce7">
            <text:p>1</text:p>
          </table:table-cell>
          <table:table-cell office:value-type="float" office:value="0" table:formula="of:=BITAND(BITRSHIFT([.$F14];[.R$2]);1)" table:style-name="ce7">
            <text:p>0</text:p>
          </table:table-cell>
          <table:table-cell office:value-type="float" office:value="1" table:formula="of:=BITAND(BITRSHIFT([.$F14];[.S$2]);1)" table:style-name="ce7">
            <text:p>1</text:p>
          </table:table-cell>
          <table:table-cell office:value-type="float" office:value="0" table:formula="of:=BITAND(BITRSHIFT([.$F14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4];[.V$2]);1)" table:style-name="ce7">
            <text:p>0</text:p>
          </table:table-cell>
          <table:table-cell office:value-type="float" office:value="0" table:formula="of:=BITAND(BITRSHIFT([.$F14];[.W$2]);1)" table:style-name="ce7">
            <text:p>0</text:p>
          </table:table-cell>
          <table:table-cell office:value-type="float" office:value="1" table:formula="of:=BITAND(BITRSHIFT([.$F14];[.X$2]);1)" table:style-name="ce7">
            <text:p>1</text:p>
          </table:table-cell>
          <table:table-cell office:value-type="float" office:value="1" table:formula="of:=BITAND(BITRSHIFT([.$F14];[.Y$2]);1)" table:style-name="ce7">
            <text:p>1</text:p>
          </table:table-cell>
          <table:table-cell table:number-columns-repeated="6" table:style-name="ce2"/>
          <table:table-cell office:value-type="string" table:style-name="ce2">
            <text:p>B2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1" table:formula="of:=[.H6]" table:style-name="ce2">
            <text:p>1</text:p>
          </table:table-cell>
          <table:table-cell office:value-type="float" office:value="1" table:formula="of:=[.I6]" table:style-name="ce2">
            <text:p>1</text:p>
          </table:table-cell>
          <table:table-cell office:value-type="float" office:value="0" table:formula="of:=[.J6]" table:style-name="ce2">
            <text:p>0</text:p>
          </table:table-cell>
          <table:table-cell office:value-type="string" office:string-value="." table:formula="of:=[.K6]" table:style-name="ce2">
            <text:p>.</text:p>
          </table:table-cell>
          <table:table-cell office:value-type="float" office:value="1" table:formula="of:=[.L6]" table:style-name="ce2">
            <text:p>1</text:p>
          </table:table-cell>
          <table:table-cell office:value-type="float" office:value="1" table:formula="of:=[.M6]" table:style-name="ce2">
            <text:p>1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1" table:formula="of:=[.O6]" table:style-name="ce2">
            <text:p>1</text:p>
          </table:table-cell>
          <table:table-cell office:value-type="string" office:string-value="." table:formula="of:=[.P6]" table:style-name="ce2">
            <text:p>.</text:p>
          </table:table-cell>
          <table:table-cell office:value-type="float" office:value="1" table:formula="of:=[.Q6]" table:style-name="ce2">
            <text:p>1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1" table:formula="of:=[.T6]" table:style-name="ce2">
            <text:p>1</text:p>
          </table:table-cell>
          <table:table-cell office:value-type="string" office:string-value="." table:formula="of:=[.U6]" table:style-name="ce2">
            <text:p>.</text:p>
          </table:table-cell>
          <table:table-cell office:value-type="float" office:value="1" table:formula="of:=[.V6]" table:style-name="ce2">
            <text:p>1</text:p>
          </table:table-cell>
          <table:table-cell office:value-type="float" office:value="1" table:formula="of:=[.W6]" table:style-name="ce2">
            <text:p>1</text:p>
          </table:table-cell>
          <table:table-cell office:value-type="float" office:value="1" table:formula="of:=[.X6]" table:style-name="ce2">
            <text:p>1</text:p>
          </table:table-cell>
          <table:table-cell office:value-type="float" office:value="0" table:formula="of:=[.Y6]" table:style-name="ce2">
            <text:p>0</text:p>
          </table:table-cell>
          <table:table-cell table:number-columns-repeated="3" table:style-name="ce2"/>
          <table:table-cell office:value-type="string" table:style-name="ce2">
            <text:p>X2</text:p>
          </table:table-cell>
          <table:table-cell table:style-name="ce2"/>
          <table:table-cell office:value-type="string" office:string-value="При сложении  положительных слагаемых полученоотрицательное число.  Результат выполнения операции некоректный и не совпадает со значением десятичных эквивалентов" table:formula="of:=COM.MICROSOFT.CONCAT([.$BE$44];IF([.AG14]+[.AG15]=0; [.$BE$46]; &quot;&quot;);IF([.AG14]+[.AG15]=2;[.$BE$45]; &quot;&quot;); IF([.AG14]+[.AG15]=1;[.$BE$47]; &quot;&quot;);IF([.AG17]=1;[.$BE$48]; &quot;&quot;); IF([.AG17]=0;[.$BE$49]; &quot;&quot;);IF([.BA17]=[.BC17];[.$BE$51];[.$BE$52]))" table:number-columns-spanned="1" table:number-rows-spanned="6" table:style-name="ce6">
            <text:p>При сложении <text:s/>положительных слагаемых полученоотрицательное число. <text:s/>Результат выполнения операции некоректный и не совпадает со значением десятичных эквивалентов</text:p>
          </table:table-cell>
          <table:table-cell table:number-columns-repeated="3" table:style-name="ce2"/>
          <table:table-cell office:value-type="string" table:style-name="ce2">
            <text:p>B1</text:p>
          </table:table-cell>
          <table:table-cell office:value-type="float" office:value="0" table:formula="of:=[.G5]" table:style-name="ce2">
            <text:p>0</text:p>
          </table:table-cell>
          <table:table-cell office:value-type="float" office:value="0" table:formula="of:=[.H5]" table:style-name="ce2">
            <text:p>0</text:p>
          </table:table-cell>
          <table:table-cell office:value-type="float" office:value="0" table:formula="of:=[.I5]" table:style-name="ce2">
            <text:p>0</text:p>
          </table:table-cell>
          <table:table-cell office:value-type="float" office:value="0" table:formula="of:=[.J5]" table:style-name="ce2">
            <text:p>0</text:p>
          </table:table-cell>
          <table:table-cell office:value-type="string" office:string-value="." table:formula="of:=[.K5]" table:style-name="ce2">
            <text:p>.</text:p>
          </table:table-cell>
          <table:table-cell office:value-type="float" office:value="1" table:formula="of:=[.L5]" table:style-name="ce2">
            <text:p>1</text:p>
          </table:table-cell>
          <table:table-cell office:value-type="float" office:value="1" table:formula="of:=[.M5]" table:style-name="ce2">
            <text:p>1</text:p>
          </table:table-cell>
          <table:table-cell office:value-type="float" office:value="1" table:formula="of:=[.N5]" table:style-name="ce2">
            <text:p>1</text:p>
          </table:table-cell>
          <table:table-cell office:value-type="float" office:value="0" table:formula="of:=[.O5]" table:style-name="ce2">
            <text:p>0</text:p>
          </table:table-cell>
          <table:table-cell office:value-type="string" office:string-value="." table:formula="of:=[.P5]" table:style-name="ce2">
            <text:p>.</text:p>
          </table:table-cell>
          <table:table-cell office:value-type="float" office:value="0" table:formula="of:=[.Q5]" table:style-name="ce2">
            <text:p>0</text:p>
          </table:table-cell>
          <table:table-cell office:value-type="float" office:value="0" table:formula="of:=[.R5]" table:style-name="ce2">
            <text:p>0</text:p>
          </table:table-cell>
          <table:table-cell office:value-type="float" office:value="1" table:formula="of:=[.S5]" table:style-name="ce2">
            <text:p>1</text:p>
          </table:table-cell>
          <table:table-cell office:value-type="float" office:value="0" table:formula="of:=[.T5]" table:style-name="ce2">
            <text:p>0</text:p>
          </table:table-cell>
          <table:table-cell office:value-type="string" office:string-value="." table:formula="of:=[.U5]" table:style-name="ce2">
            <text:p>.</text:p>
          </table:table-cell>
          <table:table-cell office:value-type="float" office:value="0" table:formula="of:=[.V5]" table:style-name="ce2">
            <text:p>0</text:p>
          </table:table-cell>
          <table:table-cell office:value-type="float" office:value="0" table:formula="of:=[.W5]" table:style-name="ce2">
            <text:p>0</text:p>
          </table:table-cell>
          <table:table-cell office:value-type="float" office:value="0" table:formula="of:=[.X5]" table:style-name="ce2">
            <text:p>0</text:p>
          </table:table-cell>
          <table:table-cell office:value-type="float" office:value="1" table:formula="of:=[.Y5]" table:style-name="ce2">
            <text:p>1</text:p>
          </table:table-cell>
          <table:table-cell table:number-columns-repeated="3" table:style-name="ce2"/>
          <table:table-cell office:value-type="string" table:style-name="ce2">
            <text:p>X1</text:p>
          </table:table-cell>
          <table:table-cell table:style-name="ce2"/>
          <table:table-cell office:value-type="string" office:string-value="При сложении  отрицательного и положительного слагаемых полученоотрицательное число.  Результат выполнения операции коректный и верный, совпадает со значением десятичных эквивалентов" table:formula="of:=COM.MICROSOFT.CONCAT([.$BE$44];IF([.BJ14]+[.BJ15]=0; [.$BE$46]; &quot;&quot;);IF([.BJ14]+[.BJ15]=2;[.$BE$45]; &quot;&quot;); IF([.BJ14]+[.BJ15]=1;[.$BE$47]; &quot;&quot;);IF([.BJ17]=1;[.$BE$48]; &quot;&quot;); IF([.BJ17]=0;[.$BE$49]; &quot;&quot;);IF([.CD17]=[.CF17];[.$BE$51];[.$BE$52]))" table:number-columns-spanned="1" table:number-rows-spanned="6" table:style-name="ce6">
            <text:p>При сложении <text:s/>отрицательного и положительного слагаемых полученоотрицательное число. <text:s/>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11=</text:p>
          </table:table-cell>
          <table:table-cell office:value-type="float" office:value="-24445" table:formula="of:=-[.D9]" table:style-name="ce2">
            <text:p>-24445</text:p>
          </table:table-cell>
          <table:table-cell office:value-type="string" table:style-name="ce2">
            <text:p>B11=</text:p>
          </table:table-cell>
          <table:table-cell office:value-type="float" office:value="41091" table:formula="of:=POWER(2; 16) + [.D15]" table:style-name="ce2">
            <text:p>41091</text:p>
          </table:table-cell>
          <table:table-cell office:value-type="float" office:value="1" table:formula="of:=BITAND(BITRSHIFT([.$F15];[.G$2]);1)" table:style-name="ce7">
            <text:p>1</text:p>
          </table:table-cell>
          <table:table-cell office:value-type="float" office:value="0" table:formula="of:=BITAND(BITRSHIFT([.$F15];[.H$2]);1)" table:style-name="ce7">
            <text:p>0</text:p>
          </table:table-cell>
          <table:table-cell office:value-type="float" office:value="1" table:formula="of:=BITAND(BITRSHIFT([.$F15];[.I$2]);1)" table:style-name="ce7">
            <text:p>1</text:p>
          </table:table-cell>
          <table:table-cell office:value-type="float" office:value="0" table:formula="of:=BITAND(BITRSHIFT([.$F15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5];[.L$2]);1)" table:style-name="ce7">
            <text:p>0</text:p>
          </table:table-cell>
          <table:table-cell office:value-type="float" office:value="0" table:formula="of:=BITAND(BITRSHIFT([.$F15];[.M$2]);1)" table:style-name="ce7">
            <text:p>0</text:p>
          </table:table-cell>
          <table:table-cell office:value-type="float" office:value="0" table:formula="of:=BITAND(BITRSHIFT([.$F15];[.N$2]);1)" table:style-name="ce7">
            <text:p>0</text:p>
          </table:table-cell>
          <table:table-cell office:value-type="float" office:value="0" table:formula="of:=BITAND(BITRSHIFT([.$F15];[.O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5];[.Q$2]);1)" table:style-name="ce7">
            <text:p>1</text:p>
          </table:table-cell>
          <table:table-cell office:value-type="float" office:value="0" table:formula="of:=BITAND(BITRSHIFT([.$F15];[.R$2]);1)" table:style-name="ce7">
            <text:p>0</text:p>
          </table:table-cell>
          <table:table-cell office:value-type="float" office:value="0" table:formula="of:=BITAND(BITRSHIFT([.$F15];[.S$2]);1)" table:style-name="ce7">
            <text:p>0</text:p>
          </table:table-cell>
          <table:table-cell office:value-type="float" office:value="0" table:formula="of:=BITAND(BITRSHIFT([.$F15];[.T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5];[.V$2]);1)" table:style-name="ce7">
            <text:p>0</text:p>
          </table:table-cell>
          <table:table-cell office:value-type="float" office:value="0" table:formula="of:=BITAND(BITRSHIFT([.$F15];[.W$2]);1)" table:style-name="ce7">
            <text:p>0</text:p>
          </table:table-cell>
          <table:table-cell office:value-type="float" office:value="1" table:formula="of:=BITAND(BITRSHIFT([.$F15];[.X$2]);1)" table:style-name="ce7">
            <text:p>1</text:p>
          </table:table-cell>
          <table:table-cell office:value-type="float" office:value="1" table:formula="of:=BITAND(BITRSHIFT([.$F15];[.Y$2]);1)" table:style-name="ce7">
            <text:p>1</text:p>
          </table:table-cell>
          <table:table-cell table:number-columns-repeated="5" table:style-name="ce2"/>
          <table:table-cell office:value-type="string" table:style-name="ce2">
            <text:p>+</text:p>
          </table:table-cell>
          <table:table-cell office:value-type="string" table:style-name="ce2">
            <text:p>B3</text:p>
          </table:table-cell>
          <table:table-cell office:value-type="float" office:value="0" table:formula="of:=[.G7]" table:style-name="ce2">
            <text:p>0</text:p>
          </table:table-cell>
          <table:table-cell office:value-type="float" office:value="1" table:formula="of:=[.H7]" table:style-name="ce2">
            <text:p>1</text:p>
          </table:table-cell>
          <table:table-cell office:value-type="float" office:value="1" table:formula="of:=[.I7]" table:style-name="ce2">
            <text:p>1</text:p>
          </table:table-cell>
          <table:table-cell office:value-type="float" office:value="1" table:formula="of:=[.J7]" table:style-name="ce2">
            <text:p>1</text:p>
          </table:table-cell>
          <table:table-cell office:value-type="string" office:string-value="." table:formula="of:=[.K7]" table:style-name="ce2">
            <text:p>.</text:p>
          </table:table-cell>
          <table:table-cell office:value-type="float" office:value="1" table:formula="of:=[.L7]" table:style-name="ce2">
            <text:p>1</text:p>
          </table:table-cell>
          <table:table-cell office:value-type="float" office:value="0" table:formula="of:=[.M7]" table:style-name="ce2">
            <text:p>0</text:p>
          </table:table-cell>
          <table:table-cell office:value-type="float" office:value="1" table:formula="of:=[.N7]" table:style-name="ce2">
            <text:p>1</text:p>
          </table:table-cell>
          <table:table-cell office:value-type="float" office:value="1" table:formula="of:=[.O7]" table:style-name="ce2">
            <text:p>1</text:p>
          </table:table-cell>
          <table:table-cell office:value-type="string" office:string-value="." table:formula="of:=[.P7]" table:style-name="ce2">
            <text:p>.</text:p>
          </table:table-cell>
          <table:table-cell office:value-type="float" office:value="1" table:formula="of:=[.Q7]" table:style-name="ce2">
            <text:p>1</text:p>
          </table:table-cell>
          <table:table-cell office:value-type="float" office:value="0" table:formula="of:=[.R7]" table:style-name="ce2">
            <text:p>0</text:p>
          </table:table-cell>
          <table:table-cell office:value-type="float" office:value="1" table:formula="of:=[.S7]" table:style-name="ce2">
            <text:p>1</text:p>
          </table:table-cell>
          <table:table-cell office:value-type="float" office:value="1" table:formula="of:=[.T7]" table:style-name="ce2">
            <text:p>1</text:p>
          </table:table-cell>
          <table:table-cell office:value-type="string" office:string-value="." table:formula="of:=[.U7]" table:style-name="ce2">
            <text:p>.</text:p>
          </table:table-cell>
          <table:table-cell office:value-type="float" office:value="1" table:formula="of:=[.V7]" table:style-name="ce2">
            <text:p>1</text:p>
          </table:table-cell>
          <table:table-cell office:value-type="float" office:value="1" table:formula="of:=[.W7]" table:style-name="ce2">
            <text:p>1</text:p>
          </table:table-cell>
          <table:table-cell office:value-type="float" office:value="1" table:formula="of:=[.X7]" table:style-name="ce2">
            <text:p>1</text:p>
          </table:table-cell>
          <table:table-cell office:value-type="float" office:value="1" table:formula="of:=[.Y7]" table:style-name="ce2">
            <text:p>1</text:p>
          </table:table-cell>
          <table:table-cell table:number-columns-repeated="3" table:style-name="ce2"/>
          <table:table-cell office:value-type="string" table:style-name="ce2">
            <text:p>X3</text:p>
          </table:table-cell>
          <table:table-cell table:style-name="ce2"/>
          <table:covered-table-cell/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B8</text:p>
          </table:table-cell>
          <table:table-cell office:value-type="float" office:value="1" table:formula="of:=[.G12]" table:style-name="ce2">
            <text:p>1</text:p>
          </table:table-cell>
          <table:table-cell office:value-type="float" office:value="0" table:formula="of:=[.H12]" table:style-name="ce2">
            <text:p>0</text:p>
          </table:table-cell>
          <table:table-cell office:value-type="float" office:value="0" table:formula="of:=[.I12]" table:style-name="ce2">
            <text:p>0</text:p>
          </table:table-cell>
          <table:table-cell office:value-type="float" office:value="1" table:formula="of:=[.J12]" table:style-name="ce2">
            <text:p>1</text:p>
          </table:table-cell>
          <table:table-cell office:value-type="string" office:string-value="." table:formula="of:=[.K12]" table:style-name="ce2">
            <text:p>.</text:p>
          </table:table-cell>
          <table:table-cell office:value-type="float" office:value="0" table:formula="of:=[.L12]" table:style-name="ce2">
            <text:p>0</text:p>
          </table:table-cell>
          <table:table-cell office:value-type="float" office:value="0" table:formula="of:=[.M12]" table:style-name="ce2">
            <text:p>0</text:p>
          </table:table-cell>
          <table:table-cell office:value-type="float" office:value="1" table:formula="of:=[.N12]" table:style-name="ce2">
            <text:p>1</text:p>
          </table:table-cell>
          <table:table-cell office:value-type="float" office:value="0" table:formula="of:=[.O12]" table:style-name="ce2">
            <text:p>0</text:p>
          </table:table-cell>
          <table:table-cell office:value-type="string" office:string-value="." table:formula="of:=[.P12]" table:style-name="ce2">
            <text:p>.</text:p>
          </table:table-cell>
          <table:table-cell office:value-type="float" office:value="0" table:formula="of:=[.Q12]" table:style-name="ce2">
            <text:p>0</text:p>
          </table:table-cell>
          <table:table-cell office:value-type="float" office:value="1" table:formula="of:=[.R12]" table:style-name="ce2">
            <text:p>1</text:p>
          </table:table-cell>
          <table:table-cell office:value-type="float" office:value="1" table:formula="of:=[.S12]" table:style-name="ce2">
            <text:p>1</text:p>
          </table:table-cell>
          <table:table-cell office:value-type="float" office:value="0" table:formula="of:=[.T12]" table:style-name="ce2">
            <text:p>0</text:p>
          </table:table-cell>
          <table:table-cell office:value-type="string" office:string-value="." table:formula="of:=[.U12]" table:style-name="ce2">
            <text:p>.</text:p>
          </table:table-cell>
          <table:table-cell office:value-type="float" office:value="0" table:formula="of:=[.V12]" table:style-name="ce2">
            <text:p>0</text:p>
          </table:table-cell>
          <table:table-cell office:value-type="float" office:value="0" table:formula="of:=[.W12]" table:style-name="ce2">
            <text:p>0</text:p>
          </table:table-cell>
          <table:table-cell office:value-type="float" office:value="1" table:formula="of:=[.X12]" table:style-name="ce2">
            <text:p>1</text:p>
          </table:table-cell>
          <table:table-cell office:value-type="float" office:value="0" table:formula="of:=[.Y12]" table:style-name="ce2">
            <text:p>0</text:p>
          </table:table-cell>
          <table:table-cell table:number-columns-repeated="3" table:style-name="ce2"/>
          <table:table-cell office:value-type="string" table:style-name="ce2">
            <text:p>X8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2" table:style-name="ce2"/>
          <table:table-cell office:value-type="string" table:style-name="ce2">
            <text:p>X12=</text:p>
          </table:table-cell>
          <table:table-cell office:value-type="float" office:value="-5795" table:formula="of:=-[.D10]" table:style-name="ce2">
            <text:p>-5795</text:p>
          </table:table-cell>
          <table:table-cell office:value-type="string" table:style-name="ce2">
            <text:p>B12=</text:p>
          </table:table-cell>
          <table:table-cell office:value-type="float" office:value="59741" table:formula="of:=POWER(2; 16) + [.D16]" table:style-name="ce2">
            <text:p>59741</text:p>
          </table:table-cell>
          <table:table-cell office:value-type="float" office:value="1" table:formula="of:=BITAND(BITRSHIFT([.$F16];[.G$2]);1)" table:style-name="ce7">
            <text:p>1</text:p>
          </table:table-cell>
          <table:table-cell office:value-type="float" office:value="1" table:formula="of:=BITAND(BITRSHIFT([.$F16];[.H$2]);1)" table:style-name="ce7">
            <text:p>1</text:p>
          </table:table-cell>
          <table:table-cell office:value-type="float" office:value="1" table:formula="of:=BITAND(BITRSHIFT([.$F16];[.I$2]);1)" table:style-name="ce7">
            <text:p>1</text:p>
          </table:table-cell>
          <table:table-cell office:value-type="float" office:value="0" table:formula="of:=BITAND(BITRSHIFT([.$F16];[.J$2]);1)" table:style-name="ce7">
            <text:p>0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6];[.L$2]);1)" table:style-name="ce7">
            <text:p>1</text:p>
          </table:table-cell>
          <table:table-cell office:value-type="float" office:value="0" table:formula="of:=BITAND(BITRSHIFT([.$F16];[.M$2]);1)" table:style-name="ce7">
            <text:p>0</text:p>
          </table:table-cell>
          <table:table-cell office:value-type="float" office:value="0" table:formula="of:=BITAND(BITRSHIFT([.$F16];[.N$2]);1)" table:style-name="ce7">
            <text:p>0</text:p>
          </table:table-cell>
          <table:table-cell office:value-type="float" office:value="1" table:formula="of:=BITAND(BITRSHIFT([.$F16];[.O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0" table:formula="of:=BITAND(BITRSHIFT([.$F16];[.Q$2]);1)" table:style-name="ce7">
            <text:p>0</text:p>
          </table:table-cell>
          <table:table-cell office:value-type="float" office:value="1" table:formula="of:=BITAND(BITRSHIFT([.$F16];[.R$2]);1)" table:style-name="ce7">
            <text:p>1</text:p>
          </table:table-cell>
          <table:table-cell office:value-type="float" office:value="0" table:formula="of:=BITAND(BITRSHIFT([.$F16];[.S$2]);1)" table:style-name="ce7">
            <text:p>0</text:p>
          </table:table-cell>
          <table:table-cell office:value-type="float" office:value="1" table:formula="of:=BITAND(BITRSHIFT([.$F16];[.T$2]);1)" table:style-name="ce7">
            <text:p>1</text:p>
          </table:table-cell>
          <table:table-cell office:value-type="string" table:style-name="ce7">
            <text:p>.</text:p>
          </table:table-cell>
          <table:table-cell office:value-type="float" office:value="1" table:formula="of:=BITAND(BITRSHIFT([.$F16];[.V$2]);1)" table:style-name="ce7">
            <text:p>1</text:p>
          </table:table-cell>
          <table:table-cell office:value-type="float" office:value="1" table:formula="of:=BITAND(BITRSHIFT([.$F16];[.W$2]);1)" table:style-name="ce7">
            <text:p>1</text:p>
          </table:table-cell>
          <table:table-cell office:value-type="float" office:value="0" table:formula="of:=BITAND(BITRSHIFT([.$F16];[.X$2]);1)" table:style-name="ce7">
            <text:p>0</text:p>
          </table:table-cell>
          <table:table-cell office:value-type="float" office:value="1" table:formula="of:=BITAND(BITRSHIFT([.$F16];[.Y$2]);1)" table:style-name="ce7">
            <text:p>1</text:p>
          </table:table-cell>
          <table:table-cell table:number-columns-repeated="5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2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32" table:style-name="ce2"/>
          <table:table-cell office:value-type="float" office:value="1" table:formula="of:=MOD([.AG15]+[.AG14]+[.AG13];2)" table:style-name="ce2">
            <text:p>1</text:p>
          </table:table-cell>
          <table:table-cell office:value-type="float" office:value="1" table:formula="of:=MOD([.AH15]+[.AH14]+[.AH13];2)" table:style-name="ce2">
            <text:p>1</text:p>
          </table:table-cell>
          <table:table-cell office:value-type="float" office:value="1" table:formula="of:=MOD([.AI15]+[.AI14]+[.AI13];2)" table:style-name="ce2">
            <text:p>1</text:p>
          </table:table-cell>
          <table:table-cell office:value-type="float" office:value="0" table:formula="of:=MOD([.AJ15]+[.AJ14]+[.AJ13];2)" table:style-name="ce2">
            <text:p>0</text:p>
          </table:table-cell>
          <table:table-cell table:style-name="ce2"/>
          <table:table-cell office:value-type="float" office:value="1" table:formula="of:=MOD([.AL15]+[.AL14]+[.AL13];2)" table:style-name="ce2">
            <text:p>1</text:p>
          </table:table-cell>
          <table:table-cell office:value-type="float" office:value="0" table:formula="of:=MOD([.AM15]+[.AM14]+[.AM13];2)" table:style-name="ce2">
            <text:p>0</text:p>
          </table:table-cell>
          <table:table-cell office:value-type="float" office:value="0" table:formula="of:=MOD([.AN15]+[.AN14]+[.AN13];2)" table:style-name="ce2">
            <text:p>0</text:p>
          </table:table-cell>
          <table:table-cell office:value-type="float" office:value="1" table:formula="of:=MOD([.AO15]+[.AO14]+[.AO13];2)" table:style-name="ce2">
            <text:p>1</text:p>
          </table:table-cell>
          <table:table-cell table:style-name="ce2"/>
          <table:table-cell office:value-type="float" office:value="0" table:formula="of:=MOD([.AQ15]+[.AQ14]+[.AQ13];2)" table:style-name="ce2">
            <text:p>0</text:p>
          </table:table-cell>
          <table:table-cell office:value-type="float" office:value="1" table:formula="of:=MOD([.AR15]+[.AR14]+[.AR13];2)" table:style-name="ce2">
            <text:p>1</text:p>
          </table:table-cell>
          <table:table-cell office:value-type="float" office:value="0" table:formula="of:=MOD([.AS15]+[.AS14]+[.AS13];2)" table:style-name="ce2">
            <text:p>0</text:p>
          </table:table-cell>
          <table:table-cell office:value-type="float" office:value="1" table:formula="of:=MOD([.AT15]+[.AT14]+[.AT13];2)" table:style-name="ce2">
            <text:p>1</text:p>
          </table:table-cell>
          <table:table-cell table:style-name="ce2"/>
          <table:table-cell office:value-type="float" office:value="1" table:formula="of:=MOD([.AV15]+[.AV14]+[.AV13];2)" table:style-name="ce2">
            <text:p>1</text:p>
          </table:table-cell>
          <table:table-cell office:value-type="float" office:value="1" table:formula="of:=MOD([.AW15]+[.AW14]+[.AW13];2)" table:style-name="ce2">
            <text:p>1</text:p>
          </table:table-cell>
          <table:table-cell office:value-type="float" office:value="0" table:formula="of:=MOD([.AX15]+[.AX14]+[.AX13];2)" table:style-name="ce2">
            <text:p>0</text:p>
          </table:table-cell>
          <table:table-cell office:value-type="float" office:value="1" table:formula="of:=MOD([.AY14]+[.AY15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-5795" table:formula="of:=IF([.AG17]; -((1-[.AH17])*POWER(2;14) + (1-[.AI17])*POWER(2;13) + (1-[.AJ17])*POWER(2;12) + (1-[.AL17])*POWER(2;11) + (1-[.AM17])*POWER(2;10) +  (1-[.AN17])*POWER(2;9) + (1-[.AO17])*POWER(2;8) + (1-[.AQ17])*POWER(2;7) + (1-[.AR17])*POWER(2;6) + (1-[.AS17])*POWER(2;5) +  (1-[.AT17])*POWER(2;4) +  (1-[.AV17])*POWER(2;3) + (1-[.AW17])*POWER(2;2) + (1-[.AX17])*POWER(2;1) + (1-[.AY17]));  [.AH17]*POWER(2;14) + [.AI17]*POWER(2;13) + [.AJ17]*POWER(2;12) + [.AL17]*POWER(2;11) + [.AM17]*POWER(2;10) +  [.AN17]*POWER(2;9) + [.AO17]*POWER(2;8) + [.AQ17]*POWER(2;7) + [.AR17]*POWER(2;6) + [.AS17]*POWER(2;5) +  [.AT17]*POWER(2;4) +  [.AV17]*POWER(2;3) + [.AW17]*POWER(2;2) + [.AX17]*POWER(2;1) + [.AY17]) + IF([.AG17]; -1; 0)" table:style-name="ce2">
            <text:p>-5795</text:p>
          </table:table-cell>
          <table:table-cell table:style-name="ce2"/>
          <table:table-cell office:value-type="float" office:value="59741" table:formula="of:=[.D6]+[.D7]" table:style-name="ce2">
            <text:p>59741</text:p>
          </table:table-cell>
          <table:table-cell table:style-name="ce2"/>
          <table:covered-table-cell/>
          <table:table-cell table:number-columns-repeated="4" table:style-name="ce2"/>
          <table:table-cell office:value-type="float" office:value="1" table:formula="of:=MOD([.BJ15]+[.BJ14]+[.BJ13];2)" table:style-name="ce2">
            <text:p>1</text:p>
          </table:table-cell>
          <table:table-cell office:value-type="float" office:value="0" table:formula="of:=MOD([.BK15]+[.BK14]+[.BK13];2)" table:style-name="ce2">
            <text:p>0</text:p>
          </table:table-cell>
          <table:table-cell office:value-type="float" office:value="1" table:formula="of:=MOD([.BL15]+[.BL14]+[.BL13];2)" table:style-name="ce2">
            <text:p>1</text:p>
          </table:table-cell>
          <table:table-cell office:value-type="float" office:value="0" table:formula="of:=MOD([.BM15]+[.BM14]+[.BM13];2)" table:style-name="ce2">
            <text:p>0</text:p>
          </table:table-cell>
          <table:table-cell table:style-name="ce2"/>
          <table:table-cell office:value-type="float" office:value="0" table:formula="of:=MOD([.BO15]+[.BO14]+[.BO13];2)" table:style-name="ce2">
            <text:p>0</text:p>
          </table:table-cell>
          <table:table-cell office:value-type="float" office:value="0" table:formula="of:=MOD([.BP15]+[.BP14]+[.BP13];2)" table:style-name="ce2">
            <text:p>0</text:p>
          </table:table-cell>
          <table:table-cell office:value-type="float" office:value="0" table:formula="of:=MOD([.BQ15]+[.BQ14]+[.BQ13];2)" table:style-name="ce2">
            <text:p>0</text:p>
          </table:table-cell>
          <table:table-cell office:value-type="float" office:value="0" table:formula="of:=MOD([.BR15]+[.BR14]+[.BR13];2)" table:style-name="ce2">
            <text:p>0</text:p>
          </table:table-cell>
          <table:table-cell table:style-name="ce2"/>
          <table:table-cell office:value-type="float" office:value="1" table:formula="of:=MOD([.BT15]+[.BT14]+[.BT13];2)" table:style-name="ce2">
            <text:p>1</text:p>
          </table:table-cell>
          <table:table-cell office:value-type="float" office:value="0" table:formula="of:=MOD([.BU15]+[.BU14]+[.BU13];2)" table:style-name="ce2">
            <text:p>0</text:p>
          </table:table-cell>
          <table:table-cell office:value-type="float" office:value="0" table:formula="of:=MOD([.BV15]+[.BV14]+[.BV13];2)" table:style-name="ce2">
            <text:p>0</text:p>
          </table:table-cell>
          <table:table-cell office:value-type="float" office:value="0" table:formula="of:=MOD([.BW15]+[.BW14]+[.BW13];2)" table:style-name="ce2">
            <text:p>0</text:p>
          </table:table-cell>
          <table:table-cell table:style-name="ce2"/>
          <table:table-cell office:value-type="float" office:value="0" table:formula="of:=MOD([.BY15]+[.BY14]+[.BY13];2)" table:style-name="ce2">
            <text:p>0</text:p>
          </table:table-cell>
          <table:table-cell office:value-type="float" office:value="0" table:formula="of:=MOD([.BZ15]+[.BZ14]+[.BZ13];2)" table:style-name="ce2">
            <text:p>0</text:p>
          </table:table-cell>
          <table:table-cell office:value-type="float" office:value="1" table:formula="of:=MOD([.CA15]+[.CA14]+[.CA13];2)" table:style-name="ce2">
            <text:p>1</text:p>
          </table:table-cell>
          <table:table-cell office:value-type="float" office:value="1" table:formula="of:=MOD([.CB14]+[.CB15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-24445" table:formula="of:=IF([.BJ17]; -((1-[.BK17])*POWER(2;14) + (1-[.BL17])*POWER(2;13) + (1-[.BM17])*POWER(2;12) + (1-[.BO17])*POWER(2;11) + (1-[.BP17])*POWER(2;10) +  (1-[.BQ17])*POWER(2;9) + (1-[.BR17])*POWER(2;8) + (1-[.BT17])*POWER(2;7) + (1-[.BU17])*POWER(2;6) + (1-[.BV17])*POWER(2;5) +  (1-[.BW17])*POWER(2;4) +  (1-[.BY17])*POWER(2;3) + (1-[.BZ17])*POWER(2;2) + (1-[.CA17])*POWER(2;1) + (1-[.CB17]));  [.BK17]*POWER(2;14) + [.BL17]*POWER(2;13) + [.BM17]*POWER(2;12) + [.BO17]*POWER(2;11) + [.BP17]*POWER(2;10) +  [.BQ17]*POWER(2;9) + [.BR17]*POWER(2;8) + [.BT17]*POWER(2;7) + [.BU17]*POWER(2;6) + [.BV17]*POWER(2;5) +  [.BW17]*POWER(2;4) +  [.BY17]*POWER(2;3) + [.BZ17]*POWER(2;2) + [.CA17]*POWER(2;1) + [.CB17]) + IF([.BJ17]; -1; 0)" table:style-name="ce2">
            <text:p>-24445</text:p>
          </table:table-cell>
          <table:table-cell table:style-name="ce2"/>
          <table:table-cell office:value-type="float" office:value="-24445" table:formula="of:=[.D5]+[.D12]" table:style-name="ce2">
            <text:p>-24445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3" table:style-name="ce2"/>
          <table:table-cell table:style-name="ce1"/>
          <table:table-cell table:number-columns-repeated="52" table:style-name="ce2"/>
          <table:covered-table-cell/>
          <table:table-cell table:number-columns-repeated="28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3" table:style-name="ce2"/>
          <table:table-cell table:style-name="ce1"/>
          <table:table-cell table:number-columns-repeated="26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0" table:formula="of:=[.AF13]" table:style-name="ce2">
            <text:p>0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AY17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1" table:formula="of:=[.AT13]" table:style-name="ce2">
            <text:p>1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AG17]+[.AH17]+[.AI17]+[.AJ17]+[.AL17]+[.AM17]+[.AN17]+[.AO17]+[.AQ17]+[.AR17]+[.AS17]+[.AT17]+[.AV17]+[.AW17]+[.AX17]+[.AY17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1" table:formula="of:=[.AG17]" table:style-name="ce2">
            <text:p>1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1" table:formula="of:=IF([.AG19]+[.AG13]=1;1;0)" table:style-name="ce2">
            <text:p>1</text:p>
          </table:table-cell>
          <table:table-cell table:number-columns-repeated="3" table:style-name="ce2"/>
          <table:covered-table-cell/>
          <table:table-cell table:number-columns-repeated="2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0" table:formula="of:=[.BI13]" table:style-name="ce2">
            <text:p>0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CB17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0" table:formula="of:=[.BW13]" table:style-name="ce2">
            <text:p>0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BJ17]+[.BK17]+[.BL17]+[.BM17]+[.BO17]+[.BP17]+[.BQ17]+[.BR17]+[.BT17]+[.BU17]+[.BV17]+[.BW17]+[.BY17]+[.BZ17]+[.CA17]+[.CB17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1" table:formula="of:=[.BJ17]" table:style-name="ce2">
            <text:p>1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0" table:formula="of:=IF([.BJ19]+[.BJ13]=1;1;0)" table:style-name="ce2">
            <text:p>0</text:p>
          </table:table-cell>
          <table:table-cell table:number-columns-repeated="3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1">
          <table:table-cell table:number-columns-repeated="3" table:style-name="ce2"/>
          <table:table-cell table:style-name="ce1"/>
          <table:table-cell table:number-columns-repeated="88" table:style-name="ce2"/>
          <table:table-cell table:number-columns-repeated="16292"/>
        </table:table-row>
        <table:table-row table:style-name="ro2">
          <table:table-cell office:value-type="string" table:style-name="ce2">
            <text:p>БИТ.И = возвращает побитовое и двух представленных чисел<text:s/></text:p>
          </table:table-cell>
          <table:table-cell table:number-columns-repeated="2" table:style-name="ce2"/>
          <table:table-cell table:style-name="ce1"/>
          <table:table-cell table:number-columns-repeated="88" table:style-name="ce2"/>
          <table:table-cell table:number-columns-repeated="16292"/>
        </table:table-row>
        <table:table-row table:style-name="ro1">
          <table:table-cell table:number-columns-repeated="3" table:style-name="ce2"/>
          <table:table-cell table:style-name="ce1"/>
          <table:table-cell table:number-columns-repeated="27" table:style-name="ce2"/>
          <table:table-cell office:value-type="float" office:value="1" table:formula="of:=BITRSHIFT([.AG24]+[.AG23]+[.AG22];1)" table:style-name="ce3">
            <text:p>1</text:p>
          </table:table-cell>
          <table:table-cell office:value-type="float" office:value="1" table:formula="of:=BITRSHIFT([.AH24]+[.AH23]+[.AH22];1)" table:style-name="ce3">
            <text:p>1</text:p>
          </table:table-cell>
          <table:table-cell office:value-type="float" office:value="1" table:formula="of:=BITRSHIFT([.AI24]+[.AI23]+[.AI22];1)" table:style-name="ce3">
            <text:p>1</text:p>
          </table:table-cell>
          <table:table-cell office:value-type="float" office:value="0" table:formula="of:=BITRSHIFT([.AJ24]+[.AJ23]+[.AJ22];1)" table:style-name="ce3">
            <text:p>0</text:p>
          </table:table-cell>
          <table:table-cell office:value-type="float" office:value="0" table:formula="of:=BITRSHIFT([.AL24]+[.AL23]+[.AL22];1)" table:style-name="ce3">
            <text:p>0</text:p>
          </table:table-cell>
          <table:table-cell table:style-name="ce3"/>
          <table:table-cell office:value-type="float" office:value="0" table:formula="of:=BITRSHIFT([.AM24]+[.AM23]+[.AM22];1)" table:style-name="ce3">
            <text:p>0</text:p>
          </table:table-cell>
          <table:table-cell office:value-type="float" office:value="0" table:formula="of:=BITRSHIFT([.AN24]+[.AN23]+[.AN22];1)" table:style-name="ce3">
            <text:p>0</text:p>
          </table:table-cell>
          <table:table-cell office:value-type="float" office:value="1" table:formula="of:=BITRSHIFT([.AO24]+[.AO23]+[.AO22];1)" table:style-name="ce3">
            <text:p>1</text:p>
          </table:table-cell>
          <table:table-cell office:value-type="float" office:value="1" table:formula="of:=BITRSHIFT([.AQ24]+[.AQ23]+[.AQ22];1)" table:style-name="ce3">
            <text:p>1</text:p>
          </table:table-cell>
          <table:table-cell table:style-name="ce3"/>
          <table:table-cell office:value-type="float" office:value="0" table:formula="of:=BITRSHIFT([.AR24]+[.AR23]+[.AR22];1)" table:style-name="ce3">
            <text:p>0</text:p>
          </table:table-cell>
          <table:table-cell office:value-type="float" office:value="0" table:formula="of:=BITRSHIFT([.AS24]+[.AS23]+[.AS22];1)" table:style-name="ce3">
            <text:p>0</text:p>
          </table:table-cell>
          <table:table-cell office:value-type="float" office:value="1" table:formula="of:=BITRSHIFT([.AT24]+[.AT23]+[.AT22];1)" table:style-name="ce3">
            <text:p>1</text:p>
          </table:table-cell>
          <table:table-cell office:value-type="float" office:value="1" table:formula="of:=BITRSHIFT([.AV24]+[.AV23]+[.AV22];1)" table:style-name="ce3">
            <text:p>1</text:p>
          </table:table-cell>
          <table:table-cell table:style-name="ce3"/>
          <table:table-cell office:value-type="float" office:value="1" table:formula="of:=BITRSHIFT([.AW24]+[.AW23]+[.AW22];1)" table:style-name="ce3">
            <text:p>1</text:p>
          </table:table-cell>
          <table:table-cell office:value-type="float" office:value="1" table:formula="of:=BITRSHIFT([.AX24]+[.AX23]+[.AX22];1)" table:style-name="ce3">
            <text:p>1</text:p>
          </table:table-cell>
          <table:table-cell office:value-type="float" office:value="0" table:formula="of:=BITRSHIFT([.AY24]+[.AY23]+[.AY22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9" table:style-name="ce2"/>
          <table:table-cell office:value-type="float" office:value="1" table:formula="of:=BITRSHIFT([.BJ24]+[.BJ23]+[.BJ22];1)" table:style-name="ce3">
            <text:p>1</text:p>
          </table:table-cell>
          <table:table-cell office:value-type="float" office:value="1" table:formula="of:=BITRSHIFT([.BK24]+[.BK23]+[.BK22];1)" table:style-name="ce3">
            <text:p>1</text:p>
          </table:table-cell>
          <table:table-cell office:value-type="float" office:value="1" table:formula="of:=BITRSHIFT([.BL24]+[.BL23]+[.BL22];1)" table:style-name="ce3">
            <text:p>1</text:p>
          </table:table-cell>
          <table:table-cell office:value-type="float" office:value="0" table:formula="of:=BITRSHIFT([.BM24]+[.BM23]+[.BM22];1)" table:style-name="ce3">
            <text:p>0</text:p>
          </table:table-cell>
          <table:table-cell office:value-type="float" office:value="0" table:formula="of:=BITRSHIFT([.BO24]+[.BO23]+[.BO22];1)" table:style-name="ce3">
            <text:p>0</text:p>
          </table:table-cell>
          <table:table-cell table:style-name="ce3"/>
          <table:table-cell office:value-type="float" office:value="0" table:formula="of:=BITRSHIFT([.BP24]+[.BP23]+[.BP22];1)" table:style-name="ce3">
            <text:p>0</text:p>
          </table:table-cell>
          <table:table-cell office:value-type="float" office:value="1" table:formula="of:=BITRSHIFT([.BQ24]+[.BQ23]+[.BQ22];1)" table:style-name="ce3">
            <text:p>1</text:p>
          </table:table-cell>
          <table:table-cell office:value-type="float" office:value="1" table:formula="of:=BITRSHIFT([.BR24]+[.BR23]+[.BR22];1)" table:style-name="ce3">
            <text:p>1</text:p>
          </table:table-cell>
          <table:table-cell office:value-type="float" office:value="1" table:formula="of:=BITRSHIFT([.BT24]+[.BT23]+[.BT22];1)" table:style-name="ce3">
            <text:p>1</text:p>
          </table:table-cell>
          <table:table-cell table:style-name="ce3"/>
          <table:table-cell office:value-type="float" office:value="0" table:formula="of:=BITRSHIFT([.BU24]+[.BU23]+[.BU22];1)" table:style-name="ce3">
            <text:p>0</text:p>
          </table:table-cell>
          <table:table-cell office:value-type="float" office:value="1" table:formula="of:=BITRSHIFT([.BV24]+[.BV23]+[.BV22];1)" table:style-name="ce3">
            <text:p>1</text:p>
          </table:table-cell>
          <table:table-cell office:value-type="float" office:value="1" table:formula="of:=BITRSHIFT([.BW24]+[.BW23]+[.BW22];1)" table:style-name="ce3">
            <text:p>1</text:p>
          </table:table-cell>
          <table:table-cell office:value-type="float" office:value="1" table:formula="of:=BITRSHIFT([.BY24]+[.BY23]+[.BY22];1)" table:style-name="ce3">
            <text:p>1</text:p>
          </table:table-cell>
          <table:table-cell table:style-name="ce3"/>
          <table:table-cell office:value-type="float" office:value="1" table:formula="of:=BITRSHIFT([.BZ24]+[.BZ23]+[.BZ22];1)" table:style-name="ce3">
            <text:p>1</text:p>
          </table:table-cell>
          <table:table-cell office:value-type="float" office:value="1" table:formula="of:=BITRSHIFT([.CA24]+[.CA23]+[.CA22];1)" table:style-name="ce3">
            <text:p>1</text:p>
          </table:table-cell>
          <table:table-cell office:value-type="float" office:value="1" table:formula="of:=BITRSHIFT([.CB24]+[.CB23]+[.CB22];1)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1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27" table:style-name="ce2"/>
          <table:table-cell office:value-type="string" table:style-name="ce2">
            <text:p>B2</text:p>
          </table:table-cell>
          <table:table-cell office:value-type="float" office:value="0" table:formula="of:=[.G6]" table:style-name="ce2">
            <text:p>0</text:p>
          </table:table-cell>
          <table:table-cell office:value-type="float" office:value="1" table:formula="of:=[.H6]" table:style-name="ce2">
            <text:p>1</text:p>
          </table:table-cell>
          <table:table-cell office:value-type="float" office:value="1" table:formula="of:=[.I6]" table:style-name="ce2">
            <text:p>1</text:p>
          </table:table-cell>
          <table:table-cell office:value-type="float" office:value="0" table:formula="of:=[.J6]" table:style-name="ce2">
            <text:p>0</text:p>
          </table:table-cell>
          <table:table-cell office:value-type="string" office:string-value="." table:formula="of:=[.K6]" table:style-name="ce2">
            <text:p>.</text:p>
          </table:table-cell>
          <table:table-cell office:value-type="float" office:value="1" table:formula="of:=[.L6]" table:style-name="ce2">
            <text:p>1</text:p>
          </table:table-cell>
          <table:table-cell office:value-type="float" office:value="1" table:formula="of:=[.M6]" table:style-name="ce2">
            <text:p>1</text:p>
          </table:table-cell>
          <table:table-cell office:value-type="float" office:value="0" table:formula="of:=[.N6]" table:style-name="ce2">
            <text:p>0</text:p>
          </table:table-cell>
          <table:table-cell office:value-type="float" office:value="1" table:formula="of:=[.O6]" table:style-name="ce2">
            <text:p>1</text:p>
          </table:table-cell>
          <table:table-cell office:value-type="string" office:string-value="." table:formula="of:=[.P6]" table:style-name="ce2">
            <text:p>.</text:p>
          </table:table-cell>
          <table:table-cell office:value-type="float" office:value="1" table:formula="of:=[.Q6]" table:style-name="ce2">
            <text:p>1</text:p>
          </table:table-cell>
          <table:table-cell office:value-type="float" office:value="0" table:formula="of:=[.R6]" table:style-name="ce2">
            <text:p>0</text:p>
          </table:table-cell>
          <table:table-cell office:value-type="float" office:value="0" table:formula="of:=[.S6]" table:style-name="ce2">
            <text:p>0</text:p>
          </table:table-cell>
          <table:table-cell office:value-type="float" office:value="1" table:formula="of:=[.T6]" table:style-name="ce2">
            <text:p>1</text:p>
          </table:table-cell>
          <table:table-cell office:value-type="string" office:string-value="." table:formula="of:=[.U6]" table:style-name="ce2">
            <text:p>.</text:p>
          </table:table-cell>
          <table:table-cell office:value-type="float" office:value="1" table:formula="of:=[.V6]" table:style-name="ce2">
            <text:p>1</text:p>
          </table:table-cell>
          <table:table-cell office:value-type="float" office:value="1" table:formula="of:=[.W6]" table:style-name="ce2">
            <text:p>1</text:p>
          </table:table-cell>
          <table:table-cell office:value-type="float" office:value="1" table:formula="of:=[.X6]" table:style-name="ce2">
            <text:p>1</text:p>
          </table:table-cell>
          <table:table-cell office:value-type="float" office:value="0" table:formula="of:=[.Y6]" table:style-name="ce2">
            <text:p>0</text:p>
          </table:table-cell>
          <table:table-cell table:number-columns-repeated="3" table:style-name="ce2"/>
          <table:table-cell office:value-type="string" table:style-name="ce2">
            <text:p>X2</text:p>
          </table:table-cell>
          <table:table-cell table:style-name="ce2"/>
          <table:table-cell office:value-type="string" office:string-value="При сложении  отрицательного и положительного слагаемых полученоположительное число.Результат выполнения операции коректный и верный, совпадает со значением десятичных эквивалентов" table:formula="of:=COM.MICROSOFT.CONCAT([.$BE$44];IF([.AG23]+[.AG24]=0; [.$BE$46]; &quot;&quot;);IF([.AG23]+[.AG24]=2;[.$BE$45]; &quot;&quot;); IF([.AG23]+[.AG24]=1;[.$BE$47]; &quot;&quot;);IF([.AG26]=1;[.$BE$48]; &quot;&quot;); IF([.AG26]=0;[.$BE$49]; &quot;&quot;);IF([.BA26]=[.BC26];[.$BE$51];[.$BE$52]))" table:number-columns-spanned="1" table:number-rows-spanned="6" table:style-name="ce6">
            <text:p>При сложении <text:s/>отрицательного и положительного слагаемых полученоположительное число.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3" table:style-name="ce2"/>
          <table:table-cell office:value-type="string" table:style-name="ce2">
            <text:p>B11</text:p>
          </table:table-cell>
          <table:table-cell office:value-type="float" office:value="1" table:formula="of:=[.G15]" table:style-name="ce2">
            <text:p>1</text:p>
          </table:table-cell>
          <table:table-cell office:value-type="float" office:value="0" table:formula="of:=[.H15]" table:style-name="ce2">
            <text:p>0</text:p>
          </table:table-cell>
          <table:table-cell office:value-type="float" office:value="1" table:formula="of:=[.I15]" table:style-name="ce2">
            <text:p>1</text:p>
          </table:table-cell>
          <table:table-cell office:value-type="float" office:value="0" table:formula="of:=[.J15]" table:style-name="ce2">
            <text:p>0</text:p>
          </table:table-cell>
          <table:table-cell office:value-type="string" office:string-value="." table:formula="of:=[.K15]" table:style-name="ce2">
            <text:p>.</text:p>
          </table:table-cell>
          <table:table-cell office:value-type="float" office:value="0" table:formula="of:=[.L15]" table:style-name="ce2">
            <text:p>0</text:p>
          </table:table-cell>
          <table:table-cell office:value-type="float" office:value="0" table:formula="of:=[.M15]" table:style-name="ce2">
            <text:p>0</text:p>
          </table:table-cell>
          <table:table-cell office:value-type="float" office:value="0" table:formula="of:=[.N15]" table:style-name="ce2">
            <text:p>0</text:p>
          </table:table-cell>
          <table:table-cell office:value-type="float" office:value="0" table:formula="of:=[.O15]" table:style-name="ce2">
            <text:p>0</text:p>
          </table:table-cell>
          <table:table-cell office:value-type="string" office:string-value="." table:formula="of:=[.P15]" table:style-name="ce2">
            <text:p>.</text:p>
          </table:table-cell>
          <table:table-cell office:value-type="float" office:value="1" table:formula="of:=[.Q15]" table:style-name="ce2">
            <text:p>1</text:p>
          </table:table-cell>
          <table:table-cell office:value-type="float" office:value="0" table:formula="of:=[.R15]" table:style-name="ce2">
            <text:p>0</text:p>
          </table:table-cell>
          <table:table-cell office:value-type="float" office:value="0" table:formula="of:=[.S15]" table:style-name="ce2">
            <text:p>0</text:p>
          </table:table-cell>
          <table:table-cell office:value-type="float" office:value="0" table:formula="of:=[.T15]" table:style-name="ce2">
            <text:p>0</text:p>
          </table:table-cell>
          <table:table-cell office:value-type="string" office:string-value="." table:formula="of:=[.U15]" table:style-name="ce2">
            <text:p>.</text:p>
          </table:table-cell>
          <table:table-cell office:value-type="float" office:value="0" table:formula="of:=[.V15]" table:style-name="ce2">
            <text:p>0</text:p>
          </table:table-cell>
          <table:table-cell office:value-type="float" office:value="0" table:formula="of:=[.W15]" table:style-name="ce2">
            <text:p>0</text:p>
          </table:table-cell>
          <table:table-cell office:value-type="float" office:value="1" table:formula="of:=[.X15]" table:style-name="ce2">
            <text:p>1</text:p>
          </table:table-cell>
          <table:table-cell office:value-type="float" office:value="1" table:formula="of:=[.Y15]" table:style-name="ce2">
            <text:p>1</text:p>
          </table:table-cell>
          <table:table-cell table:number-columns-repeated="3" table:style-name="ce2"/>
          <table:table-cell office:value-type="string" table:style-name="ce2">
            <text:p>X11</text:p>
          </table:table-cell>
          <table:table-cell table:style-name="ce2"/>
          <table:table-cell office:value-type="string" office:string-value="При сложении  отрицательного и положительного слагаемых полученоположительное число.Результат выполнения операции коректный и верный, совпадает со значением десятичных эквивалентов" table:formula="of:=COM.MICROSOFT.CONCAT([.$BE$44];IF([.BJ23]+[.BJ24]=0; [.$BE$46]; &quot;&quot;);IF([.BJ23]+[.BJ24]=2;[.$BE$45]; &quot;&quot;); IF([.BJ23]+[.BJ24]=1;[.$BE$47]; &quot;&quot;);IF([.BJ26]=1;[.$BE$48]; &quot;&quot;); IF([.BJ26]=0;[.$BE$49]; &quot;&quot;);IF([.CD26]=[.CF26];[.$BE$51];[.$BE$52]))" table:number-columns-spanned="1" table:number-rows-spanned="6" table:style-name="ce6">
            <text:p>При сложении <text:s/>отрицательного и положительного слагаемых полученоположительное число.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6" table:style-name="ce2"/>
          <table:table-cell table:number-columns-repeated="16292"/>
        </table:table-row>
        <table:table-row table:style-name="ro4">
          <table:table-cell office:value-type="string" table:style-name="ce2">
            <text:p>одз = ( -2^15; 2^15-1)</text:p>
          </table:table-cell>
          <table:table-cell table:number-columns-repeated="2" table:style-name="ce2"/>
          <table:table-cell table:style-name="ce1"/>
          <table:table-cell table:number-columns-repeated="26" table:style-name="ce2"/>
          <table:table-cell office:value-type="string" table:style-name="ce2">
            <text:p>+</text:p>
          </table:table-cell>
          <table:table-cell office:value-type="string" table:style-name="ce2">
            <text:p>B7</text:p>
          </table:table-cell>
          <table:table-cell office:value-type="float" office:value="1" table:formula="of:=[.G11]" table:style-name="ce2">
            <text:p>1</text:p>
          </table:table-cell>
          <table:table-cell office:value-type="float" office:value="1" table:formula="of:=[.H11]" table:style-name="ce2">
            <text:p>1</text:p>
          </table:table-cell>
          <table:table-cell office:value-type="float" office:value="1" table:formula="of:=[.I11]" table:style-name="ce2">
            <text:p>1</text:p>
          </table:table-cell>
          <table:table-cell office:value-type="float" office:value="1" table:formula="of:=[.J11]" table:style-name="ce2">
            <text:p>1</text:p>
          </table:table-cell>
          <table:table-cell office:value-type="string" office:string-value="." table:formula="of:=[.K11]" table:style-name="ce2">
            <text:p>.</text:p>
          </table:table-cell>
          <table:table-cell office:value-type="float" office:value="0" table:formula="of:=[.L11]" table:style-name="ce2">
            <text:p>0</text:p>
          </table:table-cell>
          <table:table-cell office:value-type="float" office:value="0" table:formula="of:=[.M11]" table:style-name="ce2">
            <text:p>0</text:p>
          </table:table-cell>
          <table:table-cell office:value-type="float" office:value="0" table:formula="of:=[.N11]" table:style-name="ce2">
            <text:p>0</text:p>
          </table:table-cell>
          <table:table-cell office:value-type="float" office:value="1" table:formula="of:=[.O11]" table:style-name="ce2">
            <text:p>1</text:p>
          </table:table-cell>
          <table:table-cell office:value-type="string" office:string-value="." table:formula="of:=[.P11]" table:style-name="ce2">
            <text:p>.</text:p>
          </table:table-cell>
          <table:table-cell office:value-type="float" office:value="1" table:formula="of:=[.Q11]" table:style-name="ce2">
            <text:p>1</text:p>
          </table:table-cell>
          <table:table-cell office:value-type="float" office:value="1" table:formula="of:=[.R11]" table:style-name="ce2">
            <text:p>1</text:p>
          </table:table-cell>
          <table:table-cell office:value-type="float" office:value="0" table:formula="of:=[.S11]" table:style-name="ce2">
            <text:p>0</text:p>
          </table:table-cell>
          <table:table-cell office:value-type="float" office:value="1" table:formula="of:=[.T11]" table:style-name="ce2">
            <text:p>1</text:p>
          </table:table-cell>
          <table:table-cell office:value-type="string" office:string-value="." table:formula="of:=[.U11]" table:style-name="ce2">
            <text:p>.</text:p>
          </table:table-cell>
          <table:table-cell office:value-type="float" office:value="1" table:formula="of:=[.V11]" table:style-name="ce2">
            <text:p>1</text:p>
          </table:table-cell>
          <table:table-cell office:value-type="float" office:value="1" table:formula="of:=[.W11]" table:style-name="ce2">
            <text:p>1</text:p>
          </table:table-cell>
          <table:table-cell office:value-type="float" office:value="1" table:formula="of:=[.X11]" table:style-name="ce2">
            <text:p>1</text:p>
          </table:table-cell>
          <table:table-cell office:value-type="float" office:value="1" table:formula="of:=[.Y11]" table:style-name="ce2">
            <text:p>1</text:p>
          </table:table-cell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X7</text:p>
          </table:table-cell>
          <table:table-cell table:style-name="ce2"/>
          <table:covered-table-cell/>
          <table:table-cell table:number-columns-repeated="2" table:style-name="ce2"/>
          <table:table-cell office:value-type="string" table:style-name="ce2">
            <text:p>+</text:p>
          </table:table-cell>
          <table:table-cell office:value-type="string" table:style-name="ce2">
            <text:p>B3</text:p>
          </table:table-cell>
          <table:table-cell office:value-type="float" office:value="0" table:formula="of:=[.G7]" table:style-name="ce2">
            <text:p>0</text:p>
          </table:table-cell>
          <table:table-cell office:value-type="float" office:value="1" table:formula="of:=[.H7]" table:style-name="ce2">
            <text:p>1</text:p>
          </table:table-cell>
          <table:table-cell office:value-type="float" office:value="1" table:formula="of:=[.I7]" table:style-name="ce2">
            <text:p>1</text:p>
          </table:table-cell>
          <table:table-cell office:value-type="float" office:value="1" table:formula="of:=[.J7]" table:style-name="ce2">
            <text:p>1</text:p>
          </table:table-cell>
          <table:table-cell office:value-type="string" office:string-value="." table:formula="of:=[.K7]" table:style-name="ce2">
            <text:p>.</text:p>
          </table:table-cell>
          <table:table-cell office:value-type="float" office:value="1" table:formula="of:=[.L7]" table:style-name="ce2">
            <text:p>1</text:p>
          </table:table-cell>
          <table:table-cell office:value-type="float" office:value="0" table:formula="of:=[.M7]" table:style-name="ce2">
            <text:p>0</text:p>
          </table:table-cell>
          <table:table-cell office:value-type="float" office:value="1" table:formula="of:=[.N7]" table:style-name="ce2">
            <text:p>1</text:p>
          </table:table-cell>
          <table:table-cell office:value-type="float" office:value="1" table:formula="of:=[.O7]" table:style-name="ce2">
            <text:p>1</text:p>
          </table:table-cell>
          <table:table-cell office:value-type="string" office:string-value="." table:formula="of:=[.P7]" table:style-name="ce2">
            <text:p>.</text:p>
          </table:table-cell>
          <table:table-cell office:value-type="float" office:value="1" table:formula="of:=[.Q7]" table:style-name="ce2">
            <text:p>1</text:p>
          </table:table-cell>
          <table:table-cell office:value-type="float" office:value="0" table:formula="of:=[.R7]" table:style-name="ce2">
            <text:p>0</text:p>
          </table:table-cell>
          <table:table-cell office:value-type="float" office:value="1" table:formula="of:=[.S7]" table:style-name="ce2">
            <text:p>1</text:p>
          </table:table-cell>
          <table:table-cell office:value-type="float" office:value="1" table:formula="of:=[.T7]" table:style-name="ce2">
            <text:p>1</text:p>
          </table:table-cell>
          <table:table-cell office:value-type="string" office:string-value="." table:formula="of:=[.U7]" table:style-name="ce2">
            <text:p>.</text:p>
          </table:table-cell>
          <table:table-cell office:value-type="float" office:value="1" table:formula="of:=[.V7]" table:style-name="ce2">
            <text:p>1</text:p>
          </table:table-cell>
          <table:table-cell office:value-type="float" office:value="1" table:formula="of:=[.W7]" table:style-name="ce2">
            <text:p>1</text:p>
          </table:table-cell>
          <table:table-cell office:value-type="float" office:value="1" table:formula="of:=[.X7]" table:style-name="ce2">
            <text:p>1</text:p>
          </table:table-cell>
          <table:table-cell office:value-type="float" office:value="1" table:formula="of:=[.Y7]" table:style-name="ce2">
            <text:p>1</text:p>
          </table:table-cell>
          <table:table-cell table:number-columns-repeated="3" table:style-name="ce2"/>
          <table:table-cell office:value-type="string" table:style-name="ce2">
            <text:p>X3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26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2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28" table:style-name="ce2"/>
          <table:table-cell office:value-type="float" office:value="0" table:formula="of:=MOD([.AG24]+[.AG23]+[.AG22];2)" table:style-name="ce2">
            <text:p>0</text:p>
          </table:table-cell>
          <table:table-cell office:value-type="float" office:value="1" table:formula="of:=MOD([.AH24]+[.AH23]+[.AH22];2)" table:style-name="ce2">
            <text:p>1</text:p>
          </table:table-cell>
          <table:table-cell office:value-type="float" office:value="0" table:formula="of:=MOD([.AI24]+[.AI23]+[.AI22];2)" table:style-name="ce2">
            <text:p>0</text:p>
          </table:table-cell>
          <table:table-cell office:value-type="float" office:value="1" table:formula="of:=MOD([.AJ24]+[.AJ23]+[.AJ22];2)" table:style-name="ce2">
            <text:p>1</text:p>
          </table:table-cell>
          <table:table-cell table:style-name="ce2"/>
          <table:table-cell office:value-type="float" office:value="1" table:formula="of:=MOD([.AL24]+[.AL23]+[.AL22];2)" table:style-name="ce2">
            <text:p>1</text:p>
          </table:table-cell>
          <table:table-cell office:value-type="float" office:value="1" table:formula="of:=MOD([.AM24]+[.AM23]+[.AM22];2)" table:style-name="ce2">
            <text:p>1</text:p>
          </table:table-cell>
          <table:table-cell office:value-type="float" office:value="1" table:formula="of:=MOD([.AN24]+[.AN23]+[.AN22];2)" table:style-name="ce2">
            <text:p>1</text:p>
          </table:table-cell>
          <table:table-cell office:value-type="float" office:value="1" table:formula="of:=MOD([.AO24]+[.AO23]+[.AO22];2)" table:style-name="ce2">
            <text:p>1</text:p>
          </table:table-cell>
          <table:table-cell table:style-name="ce2"/>
          <table:table-cell office:value-type="float" office:value="0" table:formula="of:=MOD([.AQ24]+[.AQ23]+[.AQ22];2)" table:style-name="ce2">
            <text:p>0</text:p>
          </table:table-cell>
          <table:table-cell office:value-type="float" office:value="1" table:formula="of:=MOD([.AR24]+[.AR23]+[.AR22];2)" table:style-name="ce2">
            <text:p>1</text:p>
          </table:table-cell>
          <table:table-cell office:value-type="float" office:value="1" table:formula="of:=MOD([.AS24]+[.AS23]+[.AS22];2)" table:style-name="ce2">
            <text:p>1</text:p>
          </table:table-cell>
          <table:table-cell office:value-type="float" office:value="1" table:formula="of:=MOD([.AT24]+[.AT23]+[.AT22];2)" table:style-name="ce2">
            <text:p>1</text:p>
          </table:table-cell>
          <table:table-cell table:style-name="ce2"/>
          <table:table-cell office:value-type="float" office:value="1" table:formula="of:=MOD([.AV24]+[.AV23]+[.AV22];2)" table:style-name="ce2">
            <text:p>1</text:p>
          </table:table-cell>
          <table:table-cell office:value-type="float" office:value="1" table:formula="of:=MOD([.AW24]+[.AW23]+[.AW22];2)" table:style-name="ce2">
            <text:p>1</text:p>
          </table:table-cell>
          <table:table-cell office:value-type="float" office:value="0" table:formula="of:=MOD([.AX24]+[.AX23]+[.AX22];2)" table:style-name="ce2">
            <text:p>0</text:p>
          </table:table-cell>
          <table:table-cell office:value-type="float" office:value="1" table:formula="of:=MOD([.AY23]+[.AY24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24445" table:formula="of:=IF([.AG26]; -((1-[.AH26])*POWER(2;14) + (1-[.AI26])*POWER(2;13) + (1-[.AJ26])*POWER(2;12) + (1-[.AL26])*POWER(2;11) + (1-[.AM26])*POWER(2;10) +  (1-[.AN26])*POWER(2;9) + (1-[.AO26])*POWER(2;8) + (1-[.AQ26])*POWER(2;7) + (1-[.AR26])*POWER(2;6) + (1-[.AS26])*POWER(2;5) +  (1-[.AT26])*POWER(2;4) +  (1-[.AV26])*POWER(2;3) + (1-[.AW26])*POWER(2;2) + (1-[.AX26])*POWER(2;1) + (1-[.AY26]));  [.AH26]*POWER(2;14) + [.AI26]*POWER(2;13) + [.AJ26]*POWER(2;12) + [.AL26]*POWER(2;11) + [.AM26]*POWER(2;10) +  [.AN26]*POWER(2;9) + [.AO26]*POWER(2;8) + [.AQ26]*POWER(2;7) + [.AR26]*POWER(2;6) + [.AS26]*POWER(2;5) +  [.AT26]*POWER(2;4) +  [.AV26]*POWER(2;3) + [.AW26]*POWER(2;2) + [.AX26]*POWER(2;1) + [.AY26]) + IF([.AG26]; -1; 0)" table:style-name="ce2">
            <text:p>24445</text:p>
          </table:table-cell>
          <table:table-cell table:style-name="ce2"/>
          <table:table-cell office:value-type="float" office:value="24445" table:formula="of:=[.D6]+[.D11]" table:style-name="ce2">
            <text:p>24445</text:p>
          </table:table-cell>
          <table:table-cell table:style-name="ce2"/>
          <table:covered-table-cell/>
          <table:table-cell table:number-columns-repeated="4" table:style-name="ce2"/>
          <table:table-cell office:value-type="float" office:value="0" table:formula="of:=MOD([.BJ24]+[.BJ23]+[.BJ22];2)" table:style-name="ce2">
            <text:p>0</text:p>
          </table:table-cell>
          <table:table-cell office:value-type="float" office:value="0" table:formula="of:=MOD([.BK24]+[.BK23]+[.BK22];2)" table:style-name="ce2">
            <text:p>0</text:p>
          </table:table-cell>
          <table:table-cell office:value-type="float" office:value="0" table:formula="of:=MOD([.BL24]+[.BL23]+[.BL22];2)" table:style-name="ce2">
            <text:p>0</text:p>
          </table:table-cell>
          <table:table-cell office:value-type="float" office:value="1" table:formula="of:=MOD([.BM24]+[.BM23]+[.BM22];2)" table:style-name="ce2">
            <text:p>1</text:p>
          </table:table-cell>
          <table:table-cell table:style-name="ce2"/>
          <table:table-cell office:value-type="float" office:value="1" table:formula="of:=MOD([.BO24]+[.BO23]+[.BO22];2)" table:style-name="ce2">
            <text:p>1</text:p>
          </table:table-cell>
          <table:table-cell office:value-type="float" office:value="1" table:formula="of:=MOD([.BP24]+[.BP23]+[.BP22];2)" table:style-name="ce2">
            <text:p>1</text:p>
          </table:table-cell>
          <table:table-cell office:value-type="float" office:value="0" table:formula="of:=MOD([.BQ24]+[.BQ23]+[.BQ22];2)" table:style-name="ce2">
            <text:p>0</text:p>
          </table:table-cell>
          <table:table-cell office:value-type="float" office:value="0" table:formula="of:=MOD([.BR24]+[.BR23]+[.BR22];2)" table:style-name="ce2">
            <text:p>0</text:p>
          </table:table-cell>
          <table:table-cell table:style-name="ce2"/>
          <table:table-cell office:value-type="float" office:value="0" table:formula="of:=MOD([.BT24]+[.BT23]+[.BT22];2)" table:style-name="ce2">
            <text:p>0</text:p>
          </table:table-cell>
          <table:table-cell office:value-type="float" office:value="1" table:formula="of:=MOD([.BU24]+[.BU23]+[.BU22];2)" table:style-name="ce2">
            <text:p>1</text:p>
          </table:table-cell>
          <table:table-cell office:value-type="float" office:value="0" table:formula="of:=MOD([.BV24]+[.BV23]+[.BV22];2)" table:style-name="ce2">
            <text:p>0</text:p>
          </table:table-cell>
          <table:table-cell office:value-type="float" office:value="0" table:formula="of:=MOD([.BW24]+[.BW23]+[.BW22];2)" table:style-name="ce2">
            <text:p>0</text:p>
          </table:table-cell>
          <table:table-cell table:style-name="ce2"/>
          <table:table-cell office:value-type="float" office:value="0" table:formula="of:=MOD([.BY24]+[.BY23]+[.BY22];2)" table:style-name="ce2">
            <text:p>0</text:p>
          </table:table-cell>
          <table:table-cell office:value-type="float" office:value="0" table:formula="of:=MOD([.BZ24]+[.BZ23]+[.BZ22];2)" table:style-name="ce2">
            <text:p>0</text:p>
          </table:table-cell>
          <table:table-cell office:value-type="float" office:value="1" table:formula="of:=MOD([.CA24]+[.CA23]+[.CA22];2)" table:style-name="ce2">
            <text:p>1</text:p>
          </table:table-cell>
          <table:table-cell office:value-type="float" office:value="0" table:formula="of:=MOD([.CB23]+[.CB24];2)" table:style-name="ce5">
            <text:p>0</text:p>
          </table:table-cell>
          <table:table-cell office:value-type="string" table:style-name="ce2">
            <text:p>=</text:p>
          </table:table-cell>
          <table:table-cell office:value-type="float" office:value="7234" table:formula="of:=IF([.BJ26]; -((1-[.BK26])*POWER(2;14) + (1-[.BL26])*POWER(2;13) + (1-[.BM26])*POWER(2;12) + (1-[.BO26])*POWER(2;11) + (1-[.BP26])*POWER(2;10) +  (1-[.BQ26])*POWER(2;9) + (1-[.BR26])*POWER(2;8) + (1-[.BT26])*POWER(2;7) + (1-[.BU26])*POWER(2;6) + (1-[.BV26])*POWER(2;5) +  (1-[.BW26])*POWER(2;4) +  (1-[.BY26])*POWER(2;3) + (1-[.BZ26])*POWER(2;2) + (1-[.CA26])*POWER(2;1) + (1-[.CB26]));  [.BK26]*POWER(2;14) + [.BL26]*POWER(2;13) + [.BM26]*POWER(2;12) + [.BO26]*POWER(2;11) + [.BP26]*POWER(2;10) +  [.BQ26]*POWER(2;9) + [.BR26]*POWER(2;8) + [.BT26]*POWER(2;7) + [.BU26]*POWER(2;6) + [.BV26]*POWER(2;5) +  [.BW26]*POWER(2;4) +  [.BY26]*POWER(2;3) + [.BZ26]*POWER(2;2) + [.CA26]*POWER(2;1) + [.CB26]) + IF([.BJ26]; -1; 0)" table:style-name="ce2">
            <text:p>7234</text:p>
          </table:table-cell>
          <table:table-cell table:style-name="ce2"/>
          <table:table-cell office:value-type="float" office:value="7234" table:formula="of:=[.D15]+[.D7]" table:style-name="ce2">
            <text:p>7234</text:p>
          </table:table-cell>
          <table:table-cell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52" table:style-name="ce2"/>
          <table:covered-table-cell/>
          <table:table-cell table:number-columns-repeated="28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26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1" table:formula="of:=[.AF22]" table:style-name="ce2">
            <text:p>1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AY26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1" table:formula="of:=[.AT22]" table:style-name="ce2">
            <text:p>1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AG26]+[.AH26]+[.AI26]+[.AJ26]+[.AL26]+[.AM26]+[.AN26]+[.AO26]+[.AQ26]+[.AR26]+[.AS26]+[.AT26]+[.AV26]+[.AW26]+[.AX26]+[.AY26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0" table:formula="of:=[.AG26]" table:style-name="ce2">
            <text:p>0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0" table:formula="of:=IF([.AG28]+[.AG22]=1;1;0)" table:style-name="ce2">
            <text:p>0</text:p>
          </table:table-cell>
          <table:table-cell table:number-columns-repeated="3" table:style-name="ce2"/>
          <table:covered-table-cell/>
          <table:table-cell table:number-columns-repeated="2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1" table:formula="of:=[.BI22]" table:style-name="ce2">
            <text:p>1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1" table:formula="of:=1 - [.CB26]" table:style-name="ce2">
            <text:p>1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1" table:formula="of:=[.BW22]" table:style-name="ce2">
            <text:p>1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BJ26]+[.BK26]+[.BL26]+[.BM26]+[.BO26]+[.BP26]+[.BQ26]+[.BR26]+[.BT26]+[.BU26]+[.BV26]+[.BW26]+[.BY26]+[.BZ26]+[.CA26]+[.CB26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0" table:formula="of:=[.BJ26]" table:style-name="ce2">
            <text:p>0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0" table:formula="of:=IF([.BJ28]+[.BJ22]=1;1;0)" table:style-name="ce2">
            <text:p>0</text:p>
          </table:table-cell>
          <table:table-cell table:number-columns-repeated="3" table:style-name="ce2"/>
          <table:covered-table-cell/>
          <table:table-cell table:number-columns-repeated="6" table:style-name="ce2"/>
          <table:table-cell table:number-columns-repeated="16292"/>
        </table:table-row>
        <table:table-row table:style-name="ro3">
          <table:table-cell table:number-columns-repeated="3" table:style-name="ce2"/>
          <table:table-cell table:style-name="ce1"/>
          <table:table-cell table:number-columns-repeated="88" table:style-name="ce2"/>
          <table:table-cell table:number-columns-repeated="16292"/>
        </table:table-row>
        <table:table-row table:style-name="ro3">
          <table:table-cell table:number-columns-repeated="92" table:style-name="ce2"/>
          <table:table-cell table:number-columns-repeated="16292"/>
        </table:table-row>
        <table:table-row table:style-name="ro3">
          <table:table-cell table:number-columns-repeated="31" table:style-name="ce2"/>
          <table:table-cell office:value-type="float" office:value="1" table:formula="of:=BITRSHIFT([.AG33]+[.AG32]+[.AG31];1)" table:style-name="ce3">
            <text:p>1</text:p>
          </table:table-cell>
          <table:table-cell office:value-type="float" office:value="1" table:formula="of:=BITRSHIFT([.AH33]+[.AH32]+[.AH31];1)" table:style-name="ce3">
            <text:p>1</text:p>
          </table:table-cell>
          <table:table-cell office:value-type="float" office:value="1" table:formula="of:=BITRSHIFT([.AI33]+[.AI32]+[.AI31];1)" table:style-name="ce3">
            <text:p>1</text:p>
          </table:table-cell>
          <table:table-cell office:value-type="float" office:value="1" table:formula="of:=BITRSHIFT([.AJ33]+[.AJ32]+[.AJ31];1)" table:style-name="ce3">
            <text:p>1</text:p>
          </table:table-cell>
          <table:table-cell office:value-type="float" office:value="0" table:formula="of:=BITRSHIFT([.AL33]+[.AL32]+[.AL31];1)" table:style-name="ce3">
            <text:p>0</text:p>
          </table:table-cell>
          <table:table-cell table:style-name="ce3"/>
          <table:table-cell office:value-type="float" office:value="0" table:formula="of:=BITRSHIFT([.AM33]+[.AM32]+[.AM31];1)" table:style-name="ce3">
            <text:p>0</text:p>
          </table:table-cell>
          <table:table-cell office:value-type="float" office:value="1" table:formula="of:=BITRSHIFT([.AN33]+[.AN32]+[.AN31];1)" table:style-name="ce3">
            <text:p>1</text:p>
          </table:table-cell>
          <table:table-cell office:value-type="float" office:value="1" table:formula="of:=BITRSHIFT([.AO33]+[.AO32]+[.AO31];1)" table:style-name="ce3">
            <text:p>1</text:p>
          </table:table-cell>
          <table:table-cell office:value-type="float" office:value="1" table:formula="of:=BITRSHIFT([.AQ33]+[.AQ32]+[.AQ31];1)" table:style-name="ce3">
            <text:p>1</text:p>
          </table:table-cell>
          <table:table-cell table:style-name="ce3"/>
          <table:table-cell office:value-type="float" office:value="1" table:formula="of:=BITRSHIFT([.AR33]+[.AR32]+[.AR31];1)" table:style-name="ce3">
            <text:p>1</text:p>
          </table:table-cell>
          <table:table-cell office:value-type="float" office:value="1" table:formula="of:=BITRSHIFT([.AS33]+[.AS32]+[.AS31];1)" table:style-name="ce3">
            <text:p>1</text:p>
          </table:table-cell>
          <table:table-cell office:value-type="float" office:value="1" table:formula="of:=BITRSHIFT([.AT33]+[.AT32]+[.AT31];1)" table:style-name="ce3">
            <text:p>1</text:p>
          </table:table-cell>
          <table:table-cell office:value-type="float" office:value="1" table:formula="of:=BITRSHIFT([.AV33]+[.AV32]+[.AV31];1)" table:style-name="ce3">
            <text:p>1</text:p>
          </table:table-cell>
          <table:table-cell table:style-name="ce3"/>
          <table:table-cell office:value-type="float" office:value="1" table:formula="of:=BITRSHIFT([.AW33]+[.AW32]+[.AW31];1)" table:style-name="ce3">
            <text:p>1</text:p>
          </table:table-cell>
          <table:table-cell office:value-type="float" office:value="1" table:formula="of:=BITRSHIFT([.AX33]+[.AX32]+[.AX31];1)" table:style-name="ce3">
            <text:p>1</text:p>
          </table:table-cell>
          <table:table-cell office:value-type="float" office:value="0" table:formula="of:=BITRSHIFT([.AY33]+[.AY32]+[.AY31];1)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40" table:style-name="ce2"/>
          <table:table-cell table:number-columns-repeated="16292"/>
        </table:table-row>
        <table:table-row table:style-name="ro3">
          <table:table-cell table:number-columns-repeated="31" table:style-name="ce2"/>
          <table:table-cell office:value-type="string" table:style-name="ce2">
            <text:p>B7</text:p>
          </table:table-cell>
          <table:table-cell office:value-type="float" office:value="1" table:formula="of:=[.G11]" table:style-name="ce2">
            <text:p>1</text:p>
          </table:table-cell>
          <table:table-cell office:value-type="float" office:value="1" table:formula="of:=[.H11]" table:style-name="ce2">
            <text:p>1</text:p>
          </table:table-cell>
          <table:table-cell office:value-type="float" office:value="1" table:formula="of:=[.I11]" table:style-name="ce2">
            <text:p>1</text:p>
          </table:table-cell>
          <table:table-cell office:value-type="float" office:value="1" table:formula="of:=[.J11]" table:style-name="ce2">
            <text:p>1</text:p>
          </table:table-cell>
          <table:table-cell office:value-type="string" office:string-value="." table:formula="of:=[.K11]" table:style-name="ce2">
            <text:p>.</text:p>
          </table:table-cell>
          <table:table-cell office:value-type="float" office:value="0" table:formula="of:=[.L11]" table:style-name="ce2">
            <text:p>0</text:p>
          </table:table-cell>
          <table:table-cell office:value-type="float" office:value="0" table:formula="of:=[.M11]" table:style-name="ce2">
            <text:p>0</text:p>
          </table:table-cell>
          <table:table-cell office:value-type="float" office:value="0" table:formula="of:=[.N11]" table:style-name="ce2">
            <text:p>0</text:p>
          </table:table-cell>
          <table:table-cell office:value-type="float" office:value="1" table:formula="of:=[.O11]" table:style-name="ce2">
            <text:p>1</text:p>
          </table:table-cell>
          <table:table-cell office:value-type="string" office:string-value="." table:formula="of:=[.P11]" table:style-name="ce2">
            <text:p>.</text:p>
          </table:table-cell>
          <table:table-cell office:value-type="float" office:value="1" table:formula="of:=[.Q11]" table:style-name="ce2">
            <text:p>1</text:p>
          </table:table-cell>
          <table:table-cell office:value-type="float" office:value="1" table:formula="of:=[.R11]" table:style-name="ce2">
            <text:p>1</text:p>
          </table:table-cell>
          <table:table-cell office:value-type="float" office:value="0" table:formula="of:=[.S11]" table:style-name="ce2">
            <text:p>0</text:p>
          </table:table-cell>
          <table:table-cell office:value-type="float" office:value="1" table:formula="of:=[.T11]" table:style-name="ce2">
            <text:p>1</text:p>
          </table:table-cell>
          <table:table-cell office:value-type="string" office:string-value="." table:formula="of:=[.U11]" table:style-name="ce2">
            <text:p>.</text:p>
          </table:table-cell>
          <table:table-cell office:value-type="float" office:value="1" table:formula="of:=[.V11]" table:style-name="ce2">
            <text:p>1</text:p>
          </table:table-cell>
          <table:table-cell office:value-type="float" office:value="1" table:formula="of:=[.W11]" table:style-name="ce2">
            <text:p>1</text:p>
          </table:table-cell>
          <table:table-cell office:value-type="float" office:value="1" table:formula="of:=[.X11]" table:style-name="ce2">
            <text:p>1</text:p>
          </table:table-cell>
          <table:table-cell office:value-type="float" office:value="1" table:formula="of:=[.Y11]" table:style-name="ce2">
            <text:p>1</text:p>
          </table:table-cell>
          <table:table-cell table:number-columns-repeated="3" table:style-name="ce2"/>
          <table:table-cell office:value-type="string" table:style-name="ce2">
            <text:p>X7</text:p>
          </table:table-cell>
          <table:table-cell table:style-name="ce2"/>
          <table:table-cell office:value-type="string" office:string-value="При сложении  отрицательных слагаемых полученоотрицательное число.  Результат выполнения операции коректный и верный, совпадает со значением десятичных эквивалентов" table:formula="of:=COM.MICROSOFT.CONCAT([.$BE$44];IF([.AG32]+[.AG33]=0; [.$BE$46]; &quot;&quot;);IF([.AG32]+[.AG33]=2;[.$BE$45]; &quot;&quot;); IF([.AG32]+[.AG33]=1;[.$BE$47]; &quot;&quot;);IF([.AG35]=1;[.$BE$48]; &quot;&quot;); IF([.AG35]=0;[.$BE$49]; &quot;&quot;);IF([.BA35]=[.BC35];[.$BE$51];[.$BE$52]))" table:number-columns-spanned="1" table:number-rows-spanned="6" table:style-name="ce6">
            <text:p>При сложении <text:s/>отрицательных слагаемых полученоотрицательное число. <text:s/>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30" table:style-name="ce2"/>
          <table:table-cell office:value-type="string" table:style-name="ce2">
            <text:p>+</text:p>
          </table:table-cell>
          <table:table-cell office:value-type="string" table:style-name="ce2">
            <text:p>B8</text:p>
          </table:table-cell>
          <table:table-cell office:value-type="float" office:value="1" table:formula="of:=[.G12]" table:style-name="ce2">
            <text:p>1</text:p>
          </table:table-cell>
          <table:table-cell office:value-type="float" office:value="0" table:formula="of:=[.H12]" table:style-name="ce2">
            <text:p>0</text:p>
          </table:table-cell>
          <table:table-cell office:value-type="float" office:value="0" table:formula="of:=[.I12]" table:style-name="ce2">
            <text:p>0</text:p>
          </table:table-cell>
          <table:table-cell office:value-type="float" office:value="1" table:formula="of:=[.J12]" table:style-name="ce2">
            <text:p>1</text:p>
          </table:table-cell>
          <table:table-cell office:value-type="string" office:string-value="." table:formula="of:=[.K12]" table:style-name="ce2">
            <text:p>.</text:p>
          </table:table-cell>
          <table:table-cell office:value-type="float" office:value="0" table:formula="of:=[.L12]" table:style-name="ce2">
            <text:p>0</text:p>
          </table:table-cell>
          <table:table-cell office:value-type="float" office:value="0" table:formula="of:=[.M12]" table:style-name="ce2">
            <text:p>0</text:p>
          </table:table-cell>
          <table:table-cell office:value-type="float" office:value="1" table:formula="of:=[.N12]" table:style-name="ce2">
            <text:p>1</text:p>
          </table:table-cell>
          <table:table-cell office:value-type="float" office:value="0" table:formula="of:=[.O12]" table:style-name="ce2">
            <text:p>0</text:p>
          </table:table-cell>
          <table:table-cell office:value-type="string" office:string-value="." table:formula="of:=[.P12]" table:style-name="ce2">
            <text:p>.</text:p>
          </table:table-cell>
          <table:table-cell office:value-type="float" office:value="0" table:formula="of:=[.Q12]" table:style-name="ce2">
            <text:p>0</text:p>
          </table:table-cell>
          <table:table-cell office:value-type="float" office:value="1" table:formula="of:=[.R12]" table:style-name="ce2">
            <text:p>1</text:p>
          </table:table-cell>
          <table:table-cell office:value-type="float" office:value="1" table:formula="of:=[.S12]" table:style-name="ce2">
            <text:p>1</text:p>
          </table:table-cell>
          <table:table-cell office:value-type="float" office:value="0" table:formula="of:=[.T12]" table:style-name="ce2">
            <text:p>0</text:p>
          </table:table-cell>
          <table:table-cell office:value-type="string" office:string-value="." table:formula="of:=[.U12]" table:style-name="ce2">
            <text:p>.</text:p>
          </table:table-cell>
          <table:table-cell office:value-type="float" office:value="0" table:formula="of:=[.V12]" table:style-name="ce2">
            <text:p>0</text:p>
          </table:table-cell>
          <table:table-cell office:value-type="float" office:value="0" table:formula="of:=[.W12]" table:style-name="ce2">
            <text:p>0</text:p>
          </table:table-cell>
          <table:table-cell office:value-type="float" office:value="1" table:formula="of:=[.X12]" table:style-name="ce2">
            <text:p>1</text:p>
          </table:table-cell>
          <table:table-cell office:value-type="float" office:value="0" table:formula="of:=[.Y12]" table:style-name="ce2">
            <text:p>0</text:p>
          </table:table-cell>
          <table:table-cell table:number-columns-repeated="3" table:style-name="ce2"/>
          <table:table-cell office:value-type="string" table:style-name="ce2">
            <text:p>X8</text:p>
          </table:table-cell>
          <table:table-cell table:style-name="ce2"/>
          <table:covered-table-cell/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30" table:style-name="ce2"/>
          <table:table-cell office:value-type="string" table:style-name="ce2">
            <text:p>----------------------------------------------------------------------------------</text:p>
          </table:table-cell>
          <table:table-cell table:number-columns-repeated="25" table:style-name="ce2"/>
          <table:covered-table-cell/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32" table:style-name="ce2"/>
          <table:table-cell office:value-type="float" office:value="1" table:formula="of:=MOD([.AG33]+[.AG32]+[.AG31];2)" table:style-name="ce2">
            <text:p>1</text:p>
          </table:table-cell>
          <table:table-cell office:value-type="float" office:value="0" table:formula="of:=MOD([.AH33]+[.AH32]+[.AH31];2)" table:style-name="ce2">
            <text:p>0</text:p>
          </table:table-cell>
          <table:table-cell office:value-type="float" office:value="0" table:formula="of:=MOD([.AI33]+[.AI32]+[.AI31];2)" table:style-name="ce2">
            <text:p>0</text:p>
          </table:table-cell>
          <table:table-cell office:value-type="float" office:value="0" table:formula="of:=MOD([.AJ33]+[.AJ32]+[.AJ31];2)" table:style-name="ce2">
            <text:p>0</text:p>
          </table:table-cell>
          <table:table-cell table:style-name="ce2"/>
          <table:table-cell office:value-type="float" office:value="0" table:formula="of:=MOD([.AL33]+[.AL32]+[.AL31];2)" table:style-name="ce2">
            <text:p>0</text:p>
          </table:table-cell>
          <table:table-cell office:value-type="float" office:value="1" table:formula="of:=MOD([.AM33]+[.AM32]+[.AM31];2)" table:style-name="ce2">
            <text:p>1</text:p>
          </table:table-cell>
          <table:table-cell office:value-type="float" office:value="0" table:formula="of:=MOD([.AN33]+[.AN32]+[.AN31];2)" table:style-name="ce2">
            <text:p>0</text:p>
          </table:table-cell>
          <table:table-cell office:value-type="float" office:value="0" table:formula="of:=MOD([.AO33]+[.AO32]+[.AO31];2)" table:style-name="ce2">
            <text:p>0</text:p>
          </table:table-cell>
          <table:table-cell table:style-name="ce2"/>
          <table:table-cell office:value-type="float" office:value="0" table:formula="of:=MOD([.AQ33]+[.AQ32]+[.AQ31];2)" table:style-name="ce2">
            <text:p>0</text:p>
          </table:table-cell>
          <table:table-cell office:value-type="float" office:value="1" table:formula="of:=MOD([.AR33]+[.AR32]+[.AR31];2)" table:style-name="ce2">
            <text:p>1</text:p>
          </table:table-cell>
          <table:table-cell office:value-type="float" office:value="0" table:formula="of:=MOD([.AS33]+[.AS32]+[.AS31];2)" table:style-name="ce2">
            <text:p>0</text:p>
          </table:table-cell>
          <table:table-cell office:value-type="float" office:value="0" table:formula="of:=MOD([.AT33]+[.AT32]+[.AT31];2)" table:style-name="ce2">
            <text:p>0</text:p>
          </table:table-cell>
          <table:table-cell table:style-name="ce2"/>
          <table:table-cell office:value-type="float" office:value="0" table:formula="of:=MOD([.AV33]+[.AV32]+[.AV31];2)" table:style-name="ce2">
            <text:p>0</text:p>
          </table:table-cell>
          <table:table-cell office:value-type="float" office:value="0" table:formula="of:=MOD([.AW33]+[.AW32]+[.AW31];2)" table:style-name="ce2">
            <text:p>0</text:p>
          </table:table-cell>
          <table:table-cell office:value-type="float" office:value="0" table:formula="of:=MOD([.AX33]+[.AX32]+[.AX31];2)" table:style-name="ce2">
            <text:p>0</text:p>
          </table:table-cell>
          <table:table-cell office:value-type="float" office:value="1" table:formula="of:=MOD([.AY32]+[.AY33];2)" table:style-name="ce5">
            <text:p>1</text:p>
          </table:table-cell>
          <table:table-cell office:value-type="string" table:style-name="ce2">
            <text:p>=</text:p>
          </table:table-cell>
          <table:table-cell office:value-type="float" office:value="-31679" table:formula="of:=IF([.AG35]; -((1-[.AH35])*POWER(2;14) + (1-[.AI35])*POWER(2;13) + (1-[.AJ35])*POWER(2;12) + (1-[.AL35])*POWER(2;11) + (1-[.AM35])*POWER(2;10) +  (1-[.AN35])*POWER(2;9) + (1-[.AO35])*POWER(2;8) + (1-[.AQ35])*POWER(2;7) + (1-[.AR35])*POWER(2;6) + (1-[.AS35])*POWER(2;5) +  (1-[.AT35])*POWER(2;4) +  (1-[.AV35])*POWER(2;3) + (1-[.AW35])*POWER(2;2) + (1-[.AX35])*POWER(2;1) + (1-[.AY35]));  [.AH35]*POWER(2;14) + [.AI35]*POWER(2;13) + [.AJ35]*POWER(2;12) + [.AL35]*POWER(2;11) + [.AM35]*POWER(2;10) +  [.AN35]*POWER(2;9) + [.AO35]*POWER(2;8) + [.AQ35]*POWER(2;7) + [.AR35]*POWER(2;6) + [.AS35]*POWER(2;5) +  [.AT35]*POWER(2;4) +  [.AV35]*POWER(2;3) + [.AW35]*POWER(2;2) + [.AX35]*POWER(2;1) + [.AY35]) + IF([.AG35]; -1; 0)" table:style-name="ce2">
            <text:p>-31679</text:p>
          </table:table-cell>
          <table:table-cell table:style-name="ce2"/>
          <table:table-cell office:value-type="float" office:value="-31679" table:formula="of:=[.D11]+[.D12]" table:style-name="ce2">
            <text:p>-31679</text:p>
          </table:table-cell>
          <table:table-cell table:style-name="ce2"/>
          <table:covered-table-cell/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covered-table-cell/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30" table:style-name="ce2"/>
          <table:table-cell office:value-type="string" table:style-name="ce2">
            <text:p>CF =</text:p>
          </table:table-cell>
          <table:table-cell table:style-name="ce2"/>
          <table:table-cell office:value-type="float" office:value="1" table:formula="of:=[.AF31]" table:style-name="ce2">
            <text:p>1</text:p>
          </table:table-cell>
          <table:table-cell table:style-name="ce2"/>
          <table:table-cell office:value-type="string" table:style-name="ce2">
            <text:p>PF =</text:p>
          </table:table-cell>
          <table:table-cell table:style-name="ce2"/>
          <table:table-cell office:value-type="float" office:value="0" table:formula="of:=1 - [.AY35]" table:style-name="ce2">
            <text:p>0</text:p>
          </table:table-cell>
          <table:table-cell table:style-name="ce2"/>
          <table:table-cell office:value-type="string" table:style-name="ce2">
            <text:p>AF =</text:p>
          </table:table-cell>
          <table:table-cell table:style-name="ce2"/>
          <table:table-cell office:value-type="float" office:value="1" table:formula="of:=[.AT31]" table:style-name="ce2">
            <text:p>1</text:p>
          </table:table-cell>
          <table:table-cell table:style-name="ce2"/>
          <table:table-cell office:value-type="string" table:style-name="ce2">
            <text:p>ZF =</text:p>
          </table:table-cell>
          <table:table-cell table:style-name="ce2"/>
          <table:table-cell office:value-type="float" office:value="0" table:formula="of:=IF([.AG35]+[.AH35]+[.AI35]+[.AJ35]+[.AL35]+[.AM35]+[.AN35]+[.AO35]+[.AQ35]+[.AR35]+[.AS35]+[.AT35]+[.AV35]+[.AW35]+[.AX35]+[.AY35]=0;1;0)" table:style-name="ce2">
            <text:p>0</text:p>
          </table:table-cell>
          <table:table-cell table:style-name="ce2"/>
          <table:table-cell office:value-type="string" table:style-name="ce2">
            <text:p>SF=</text:p>
          </table:table-cell>
          <table:table-cell table:style-name="ce2"/>
          <table:table-cell office:value-type="float" office:value="1" table:formula="of:=[.AG35]" table:style-name="ce2">
            <text:p>1</text:p>
          </table:table-cell>
          <table:table-cell table:style-name="ce2"/>
          <table:table-cell office:value-type="string" table:style-name="ce2">
            <text:p>OF=</text:p>
          </table:table-cell>
          <table:table-cell table:style-name="ce2"/>
          <table:table-cell office:value-type="float" office:value="0" table:formula="of:=IF([.AG37]+[.AG31]=1;1;0)" table:style-name="ce2">
            <text:p>0</text:p>
          </table:table-cell>
          <table:table-cell table:number-columns-repeated="3" table:style-name="ce2"/>
          <table:covered-table-cell/>
          <table:table-cell table:number-columns-repeated="35" table:style-name="ce2"/>
          <table:table-cell table:number-columns-repeated="16292"/>
        </table:table-row>
        <table:table-row table:number-rows-repeated="6" table:style-name="ro3">
          <table:table-cell table:number-columns-repeated="92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При сложении<text:s text:c="2"/>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отрицательных слагаемых получено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положительных слагаемых получено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отрицательного и положительного слагаемых получено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отрицательное число.<text:s text:c="2"/>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положительное число.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92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Результат выполнения операции коректный и верный, совпадает со значением десятичных эквивалентов</text:p>
          </table:table-cell>
          <table:table-cell table:number-columns-repeated="35" table:style-name="ce2"/>
          <table:table-cell table:number-columns-repeated="16292"/>
        </table:table-row>
        <table:table-row table:style-name="ro3">
          <table:table-cell table:number-columns-repeated="56" table:style-name="ce2"/>
          <table:table-cell office:value-type="string" table:style-name="ce2">
            <text:p>Результат выполнения операции некоректный и не совпадает со значением десятичных эквивалентов</text:p>
          </table:table-cell>
          <table:table-cell table:number-columns-repeated="35" table:style-name="ce2"/>
          <table:table-cell table:number-columns-repeated="16292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00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00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f1" style:family="table-cell">
      <style:table-cell-properties fo:background-color="#CCFFCC"/>
      <style:text-properties fo:color="#000000"/>
    </style:style>
    <style:style style:name="cf2" style:family="table-cell">
      <style:table-cell-properties fo:background-color="#FF0000"/>
    </style:style>
    <style:style style:name="cf3" style:family="table-cell">
      <style:text-properties fo:font-weight="bold" style:font-weight-asian="bold" style:font-weight-complex="bold"/>
    </style:style>
    <style:style style:name="cf4" style:family="table-cell">
      <style:table-cell-properties fo:background-color="#FFFFFF"/>
    </style:style>
    <style:style style:name="cf5" style:family="table-cell">
      <style:table-cell-properties fo:background-color="#00B05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Кирилл Горшелев</dc:creator>
    <meta:creation-date>2024-11-22T00:51:19Z</meta:creation-date>
    <dc:date>2024-12-23T00:44:01Z</dc:date>
    <meta:editing-cycles>4</meta:editing-cycles>
    <meta:editing-duration>PT53598S</meta:editing-duration>
  </office:meta>
</office:document-meta>
</file>